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Attributes.B2"/>
    </style:style>
    <style:style style:name="ce4" style:family="table-cell" style:parent-style-name="Default" style:data-style-name="N2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ONT.A2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.176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2">
      <style:text-properties fo:font-size="9pt" style:font-size-asian="9pt" style:font-size-complex="9pt"/>
      <style:map style:condition="cell-content()=1" style:apply-style-name="PCA-AXIS" style:base-cell-address="EMO.A2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13" style:family="table-cell" style:parent-style-name="Default" style:data-style-name="N2">
      <style:text-properties fo:font-size="9pt" style:font-size-asian="9pt" style:font-size-complex="9pt"/>
      <style:map style:condition="cell-content-is-between(0.91,0.99)" style:apply-style-name="Untitled3" style:base-cell-address="EMO.K12"/>
    </style:style>
    <style:style style:name="ce31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QST.A2"/>
    </style:style>
    <style:style style:name="ce15" style:family="table-cell" style:parent-style-name="Default">
      <style:map style:condition="cell-content-is-between(-0.9,-0.81)" style:apply-style-name="PCA80" style:base-cell-address="QST.A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start" fo:margin-left="0.176cm"/>
      <style:text-properties fo:font-size="9pt" fo:font-weight="bold" style:font-size-asian="9pt" style:font-weight-asian="bold" style:font-size-complex="9pt" style:font-weight-complex="bold"/>
      <style:map style:condition="cell-content-is-between(-0.9,-0.81)" style:apply-style-name="PCA80" style:base-cell-address="QST.A2"/>
    </style:style>
    <style:style style:name="ce1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POS.A2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9">
      <style:table-cell-properties fo:background-color="#7c9a52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 style:data-style-name="N109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1" style:family="table-cell" style:parent-style-name="Default" style:data-style-name="N109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2" style:family="table-cell" style:parent-style-name="Default" style:data-style-name="N109">
      <style:text-properties fo:font-size="9pt" style:font-size-asian="9pt" style:font-size-complex="9pt"/>
    </style:style>
    <style:style style:name="ce5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 style:data-style-name="N109">
      <style:table-cell-properties fo:background-color="#e5c17d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 style:data-style-name="N109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6" style:family="table-cell" style:parent-style-name="Default" style:data-style-name="N109">
      <style:table-cell-properties fo:background-color="#87afdf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 style:data-style-name="N109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8" style:family="table-cell" style:parent-style-name="Default" style:data-style-name="N109">
      <style:table-cell-properties fo:background-color="#827091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 style:data-style-name="N109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50" style:family="table-cell" style:parent-style-name="Default" style:data-style-name="N109">
      <style:table-cell-properties fo:background-color="#ababab" style:text-align-source="value-type" style:repeat-content="false"/>
      <style:paragraph-properties fo:margin-left="0cm"/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 style:data-style-name="N109">
      <style:table-cell-properties fo:background-color="#7c9a52" style:text-align-source="fix" style:repeat-content="false" style:rotation-angle="9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3" style:family="table-cell" style:parent-style-name="Default" style:data-style-name="N109">
      <style:table-cell-properties fo:background-color="#e5c17d" style:text-align-source="fix" style:repeat-content="false" style:rotation-angle="9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.5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.5pt" style:language-asian="zh" style:country-asian="CN" style:font-style-asian="normal" style:font-weight-asian="bold" style:font-name-complex="Liberation Sans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9"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09">
      <style:table-cell-properties fo:background-color="#87afdf" style:text-align-source="fix" style:repeat-content="false" style:rotation-angle="9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109">
      <style:table-cell-properties fo:background-color="#827091" style:text-align-source="fix" style:repeat-content="false" style:rotation-angle="9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109">
      <style:table-cell-properties fo:background-color="#ababab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tributes" table:style-name="ta1">
        <table:table-column table:style-name="co1" table:default-cell-style-name="ce2"/>
        <table:table-column table:style-name="co1" table:number-columns-repeated="76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a</text:p>
          </table:table-cell>
          <table:table-cell table:style-name="ce1" office:value-type="string" calcext:value-type="string">
            <text:p>T8b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24</text:p>
          </table:table-cell>
          <table:table-cell table:style-name="ce1" office:value-type="string" calcext:value-type="string">
            <text:p>T25</text:p>
          </table:table-cell>
          <table:table-cell table:style-name="ce1" office:value-type="string" calcext:value-type="string">
            <text:p>T26</text:p>
          </table:table-cell>
          <table:table-cell table:style-name="ce1" office:value-type="string" calcext:value-type="string">
            <text:p>T27</text:p>
          </table:table-cell>
          <table:table-cell table:style-name="ce1" office:value-type="string" calcext:value-type="string">
            <text:p>T28</text:p>
          </table:table-cell>
          <table:table-cell table:style-name="ce1" office:value-type="string" calcext:value-type="string">
            <text:p>T29</text:p>
          </table:table-cell>
          <table:table-cell table:style-name="ce1" office:value-type="string" calcext:value-type="string">
            <text:p>T30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WeakHumanCauseText</text:p>
          </table:table-cell>
          <table:table-cell table:style-name="ce1" office:value-type="string" calcext:value-type="string">
            <text:p>WeakCO2CutText</text:p>
          </table:table-cell>
          <table:table-cell table:style-name="ce1" office:value-type="string" calcext:value-type="string">
            <text:p>WeakNatureCauseText</text:p>
          </table:table-cell>
          <table:table-cell table:style-name="ce1" office:value-type="string" calcext:value-type="string">
            <text:p>WeakEconomicGrowthText</text:p>
          </table:table-cell>
          <table:table-cell table:style-name="ce1" office:value-type="string" calcext:value-type="string">
            <text:p>StrongHumanCauseText</text:p>
          </table:table-cell>
          <table:table-cell table:style-name="ce1" office:value-type="string" calcext:value-type="string">
            <text:p>StrongCO2CutText</text:p>
          </table:table-cell>
          <table:table-cell table:style-name="ce1" office:value-type="string" calcext:value-type="string">
            <text:p>StrongNatureCauseText</text:p>
          </table:table-cell>
          <table:table-cell table:style-name="ce1" office:value-type="string" calcext:value-type="string">
            <text:p>StrongEconomicGrowthTex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ommonNoun</text:p>
          </table:table-cell>
          <table:table-cell table:style-name="ce1" office:value-type="string" calcext:value-type="string">
            <text:p>Pronoun</text:p>
          </table:table-cell>
          <table:table-cell table:style-name="ce1" office:value-type="string" calcext:value-type="string">
            <text:p>NominalPossessive</text:p>
          </table:table-cell>
          <table:table-cell table:style-name="ce1" office:value-type="string" calcext:value-type="string">
            <text:p>ProperNoun</text:p>
          </table:table-cell>
          <table:table-cell table:style-name="ce1" office:value-type="string" calcext:value-type="string">
            <text:p>ProperNounPlusPossessive</text:p>
          </table:table-cell>
          <table:table-cell table:style-name="ce1" office:value-type="string" calcext:value-type="string">
            <text:p>NominalVerbal</text:p>
          </table:table-cell>
          <table:table-cell table:style-name="ce1" office:value-type="string" calcext:value-type="string">
            <text:p>ProperNounPlusVerbal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Adjective</text:p>
          </table:table-cell>
          <table:table-cell table:style-name="ce1" office:value-type="string" calcext:value-type="string">
            <text:p>Adverb</text:p>
          </table:table-cell>
          <table:table-cell table:style-name="ce1" office:value-type="string" calcext:value-type="string">
            <text:p>Interjection</text:p>
          </table:table-cell>
          <table:table-cell table:style-name="ce1" office:value-type="string" calcext:value-type="string">
            <text:p>Determiner</text:p>
          </table:table-cell>
          <table:table-cell table:style-name="ce1" office:value-type="string" calcext:value-type="string">
            <text:p>CoordinatingConjunction</text:p>
          </table:table-cell>
          <table:table-cell table:style-name="ce1" office:value-type="string" calcext:value-type="string">
            <text:p>VerbParticle</text:p>
          </table:table-cell>
          <table:table-cell table:style-name="ce1" office:value-type="string" calcext:value-type="string">
            <text:p>ExistentialThere</text:p>
          </table:table-cell>
          <table:table-cell table:style-name="ce1" office:value-type="string" calcext:value-type="string">
            <text:p>ExistentialPlusVerbal</text:p>
          </table:table-cell>
          <table:table-cell table:style-name="ce1" office:value-type="string" calcext:value-type="string">
            <text:p>Preposition</text:p>
          </table:table-cell>
          <table:table-cell table:style-name="ce1" office:value-type="string" calcext:value-type="string">
            <text:p>Hashtag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oticon</text:p>
          </table:table-cell>
          <table:table-cell table:style-name="ce1" office:value-type="string" calcext:value-type="string">
            <text:p>AtMention</text:p>
          </table:table-cell>
          <table:table-cell table:style-name="ce1" office:value-type="string" calcext:value-type="string">
            <text:p>Continuation</text:p>
          </table:table-cell>
          <table:table-cell table:style-name="ce1" office:value-type="string" calcext:value-type="string">
            <text:p>Numeral</text:p>
          </table:table-cell>
          <table:table-cell table:style-name="ce1" office:value-type="string" calcext:value-type="string">
            <text:p>Punctuation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office:value-type="string" calcext:value-type="string">
            <text:p>Anger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nticipation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Disgust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7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Fear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Joy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-0.05" calcext:value-type="float">
            <text:p>-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urprise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rust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4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2" table:style-name="ce3" office:value-type="float" office:value="-0.08" calcext:value-type="float">
            <text:p>-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2" calcext:value-type="float">
            <text:p>0.82</text:p>
          </table:table-cell>
          <table:table-cell table:number-columns-repeated="2" table:style-name="ce3" office:value-type="float" office:value="0.73" calcext:value-type="float">
            <text:p>0.7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8a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8b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3" table:style-name="ce3" office:value-type="float" office:value="0.1" calcext:value-type="float">
            <text:p>0.1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7" calcext:value-type="float">
            <text:p>0.37</text:p>
          </table:table-cell>
          <table:table-cell table:number-columns-repeated="2" table:style-name="ce3" office:value-type="float" office:value="0.86" calcext:value-type="float">
            <text:p>0.8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2" table:style-name="ce3" office:value-type="float" office:value="0.66" calcext:value-type="float">
            <text:p>0.6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2" table:style-name="ce3" office:value-type="float" office:value="0.73" calcext:value-type="float">
            <text:p>0.7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-0.04" calcext:value-type="float">
            <text:p>-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23" calcext:value-type="float">
            <text:p>0.2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HumanCauseText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CO2CutTex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NatureCauseText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EconomicGrowthText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6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HumanCauseText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CO2CutText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NatureCauseTex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EconomicGrowthTex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2" table:style-name="ce3" office:value-type="float" office:value="0.85" calcext:value-type="float">
            <text:p>0.85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mmonNoun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noun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11" calcext:value-type="float">
            <text:p>-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ominalPossessive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PlusPossessive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ominalVerbal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PlusVerbal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Verb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-0.13" calcext:value-type="float">
            <text:p>-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jective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-0.09" calcext:value-type="float">
            <text:p>-0.0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verb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2" table:style-name="ce3" office:value-type="float" office:value="0.2" calcext:value-type="float">
            <text:p>0.2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Determiner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ordinatingConjuncti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VerbParticle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2"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xistentialThere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7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5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7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xistentialPlusVerbal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6" calcext:value-type="float">
            <text:p>-0.06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16" calcext:value-type="float">
            <text:p>-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eposition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number-columns-repeated="3"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13" calcext:value-type="float">
            <text:p>-0.13</text:p>
          </table:table-cell>
          <table:table-cell table:style-name="ce3" office:value-type="float" office:value="-0.09" calcext:value-type="float">
            <text:p>-0.0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16" calcext:value-type="float">
            <text:p>-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7" calcext:value-type="float">
            <text:p>-0.07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Hashtag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6" calcext:value-type="float">
            <text:p>-0.0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5" calcext:value-type="float">
            <text:p>-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11" calcext:value-type="float">
            <text:p>-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moticon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tMenti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ntinuation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-0.07" calcext:value-type="float">
            <text:p>-0.07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um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unctuation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nce</text:p>
          </table:table-cell>
          <table:table-cell table:number-columns-repeated="16383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ttributes.B2:Attributes.BW75">
            <calcext:condition calcext:apply-style-name="PCA80" calcext:value="between(-0.9,-0.81)" calcext:base-cell-address="Attributes.B2"/>
          </calcext:conditional-format>
          <calcext:conditional-format calcext:target-range-address="Attributes.B2:Attributes.BW75">
            <calcext:condition calcext:apply-style-name="PCA80" calcext:value="between(0.81,0.9)" calcext:base-cell-address="Attributes.B2"/>
          </calcext:conditional-format>
          <calcext:conditional-format calcext:target-range-address="Attributes.B2:Attributes.BW75">
            <calcext:condition calcext:apply-style-name="PCA70" calcext:value="between(0.71,0.8)" calcext:base-cell-address="Attributes.B2"/>
          </calcext:conditional-format>
          <calcext:conditional-format calcext:target-range-address="Attributes.B2:Attributes.BW75">
            <calcext:condition calcext:apply-style-name="PCA60" calcext:value="between(0.61,0.7)" calcext:base-cell-address="Attributes.B2"/>
          </calcext:conditional-format>
          <calcext:conditional-format calcext:target-range-address="Attributes.B2:Attributes.BW75">
            <calcext:condition calcext:apply-style-name="PCA50" calcext:value="between(0.51,0.6)" calcext:base-cell-address="Attributes.B2"/>
          </calcext:conditional-format>
          <calcext:conditional-format calcext:target-range-address="Attributes.B2:Attributes.BW75">
            <calcext:condition calcext:apply-style-name="PCA90" calcext:value="between(-0.99,-0.91)" calcext:base-cell-address="Attributes.B2"/>
          </calcext:conditional-format>
          <calcext:conditional-format calcext:target-range-address="Attributes.B2:Attributes.BW75">
            <calcext:condition calcext:apply-style-name="PCA-AXIS" calcext:value="=1" calcext:base-cell-address="Attributes.B2"/>
          </calcext:conditional-format>
          <calcext:conditional-format calcext:target-range-address="Attributes.B2:Attributes.BW75">
            <calcext:condition calcext:apply-style-name="PCA90" calcext:value="between(0.91,0.99)" calcext:base-cell-address="Attributes.B2"/>
          </calcext:conditional-format>
          <calcext:conditional-format calcext:target-range-address="Attributes.B2:Attributes.BW75">
            <calcext:condition calcext:apply-style-name="PCA70" calcext:value="between(-0.8,-0.71)" calcext:base-cell-address="Attributes.B2"/>
          </calcext:conditional-format>
          <calcext:conditional-format calcext:target-range-address="Attributes.B2:Attributes.BW75">
            <calcext:condition calcext:apply-style-name="PCA60" calcext:value="between(-0.7,-0.61)" calcext:base-cell-address="Attributes.B2"/>
          </calcext:conditional-format>
          <calcext:conditional-format calcext:target-range-address="Attributes.B2:Attributes.BW75">
            <calcext:condition calcext:apply-style-name="PCA50" calcext:value="between(-0.6,-0.51)" calcext:base-cell-address="Attributes.B2"/>
          </calcext:conditional-format>
        </calcext:conditional-formats>
      </table:table>
      <table:table table:name="ONT" table:style-name="ta1">
        <table:table-column table:style-name="co2" table:number-columns-repeated="9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column table:style-name="co3" table:number-columns-repeated="65" table:default-cell-style-name="Default"/>
        <table:table-row table:style-name="ro2">
          <table:table-cell table:style-name="ce7" office:value-type="string" calcext:value-type="string">
            <text:p>Weak Human-Cause Text</text:p>
          </table:table-cell>
          <table:table-cell table:style-name="ce7" office:value-type="string" calcext:value-type="string">
            <text:p>Weak</text:p>
            <text:p>CO2-Cut Text</text:p>
          </table:table-cell>
          <table:table-cell table:style-name="ce7" office:value-type="string" calcext:value-type="string">
            <text:p>Weak Nature-Cause Text</text:p>
          </table:table-cell>
          <table:table-cell table:style-name="ce7" office:value-type="string" calcext:value-type="string">
            <text:p>Weak Economic-Growth Text</text:p>
          </table:table-cell>
          <table:table-cell table:style-name="ce7" office:value-type="string" calcext:value-type="string">
            <text:p>Strong Human-Cause Text</text:p>
          </table:table-cell>
          <table:table-cell table:style-name="ce7" office:value-type="string" calcext:value-type="string">
            <text:p>Strong</text:p>
            <text:p>CO2-Cut Text</text:p>
          </table:table-cell>
          <table:table-cell table:style-name="ce7" office:value-type="string" calcext:value-type="string">
            <text:p>Strong Nature-Cause Text</text:p>
          </table:table-cell>
          <table:table-cell table:style-name="ce7" office:value-type="string" calcext:value-type="string">
            <text:p>Strong Economic-Growth Text</text:p>
          </table:table-cell>
          <table:table-cell table:style-name="ce7" office:value-type="string" calcext:value-type="string">
            <text:p>Count</text:p>
          </table:table-cell>
          <table:table-cell table:style-name="ce7"/>
          <table:table-cell table:style-name="ce10"/>
          <table:table-cell table:style-name="ce7" table:number-columns-repeated="16306"/>
          <table:table-cell table:style-name="ce11" table:number-columns-repeated="65"/>
        </table:table-row>
        <table:table-row table:style-name="ro1"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6" calcext:value-type="float">
            <text:p>0.60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13" calcext:value-type="float">
            <text:p>0.13</text:p>
          </table:table-cell>
          <table:table-cell table:style-name="ce9" office:value-type="string" calcext:value-type="string">
            <text:p>WeakHumanCauseText</text:p>
          </table:table-cell>
          <table:table-cell table:number-columns-repeated="16372"/>
        </table:table-row>
        <table:table-row table:style-name="ro1">
          <table:table-cell table:style-name="Default"/>
          <table:table-cell table:style-name="ce24" office:value-type="float" office:value="1" calcext:value-type="float">
            <text:p>1.00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73" calcext:value-type="float">
            <text:p>0.73</text:p>
          </table:table-cell>
          <table:table-cell table:number-columns-repeated="2" table:style-name="ce24" office:value-type="float" office:value="0.02" calcext:value-type="float">
            <text:p>0.02</text:p>
          </table:table-cell>
          <table:table-cell table:style-name="ce24" office:value-type="float" office:value="0.07" calcext:value-type="float">
            <text:p>0.07</text:p>
          </table:table-cell>
          <table:table-cell table:style-name="ce9" office:value-type="string" calcext:value-type="string">
            <text:p>WeakCO2CutText</text:p>
          </table:table-cell>
          <table:table-cell table:number-columns-repeated="16372"/>
        </table:table-row>
        <table:table-row table:style-name="ro1">
          <table:table-cell table:style-name="Default" table:number-columns-repeated="2"/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49" calcext:value-type="float">
            <text:p>0.4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1" calcext:value-type="float">
            <text:p>0.10</text:p>
          </table:table-cell>
          <table:table-cell table:style-name="ce9" office:value-type="string" calcext:value-type="string">
            <text:p>WeakNatureCauseText</text:p>
          </table:table-cell>
          <table:table-cell table:number-columns-repeated="16372"/>
        </table:table-row>
        <table:table-row table:style-name="ro1">
          <table:table-cell table:style-name="Default" table:number-columns-repeated="3"/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4" calcext:value-type="float">
            <text:p>0.84</text:p>
          </table:table-cell>
          <table:table-cell table:style-name="ce24" office:value-type="float" office:value="0.04" calcext:value-type="float">
            <text:p>0.04</text:p>
          </table:table-cell>
          <table:table-cell table:style-name="ce9" office:value-type="string" calcext:value-type="string">
            <text:p>WeakEconomicGrowthText</text:p>
          </table:table-cell>
          <table:table-cell table:number-columns-repeated="16372"/>
        </table:table-row>
        <table:table-row table:style-name="ro1">
          <table:table-cell table:style-name="Default" table:number-columns-repeated="4"/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07" calcext:value-type="float">
            <text:p>0.07</text:p>
          </table:table-cell>
          <table:table-cell table:number-columns-repeated="2" table:style-name="ce24" office:value-type="float" office:value="0.03" calcext:value-type="float">
            <text:p>0.03</text:p>
          </table:table-cell>
          <table:table-cell table:style-name="ce24" office:value-type="float" office:value="0.08" calcext:value-type="float">
            <text:p>0.08</text:p>
          </table:table-cell>
          <table:table-cell table:style-name="ce9" office:value-type="string" calcext:value-type="string">
            <text:p>StrongHumanCause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4" office:value-type="float" office:value="1" calcext:value-type="float">
            <text:p>1.00</text:p>
          </table:table-cell>
          <table:table-cell table:number-columns-repeated="2" table:style-name="ce24" office:value-type="float" office:value="0.04" calcext:value-type="float">
            <text:p>0.04</text:p>
          </table:table-cell>
          <table:table-cell table:style-name="ce24" office:value-type="float" office:value="0.09" calcext:value-type="float">
            <text:p>0.09</text:p>
          </table:table-cell>
          <table:table-cell table:style-name="ce9" office:value-type="string" calcext:value-type="string">
            <text:p>StrongCO2Cut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4"/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-0" calcext:value-type="float">
            <text:p>0.00</text:p>
          </table:table-cell>
          <table:table-cell table:style-name="ce24" office:value-type="float" office:value="0.03" calcext:value-type="float">
            <text:p>0.03</text:p>
          </table:table-cell>
          <table:table-cell table:style-name="ce9" office:value-type="string" calcext:value-type="string">
            <text:p>StrongNatureCause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4" table:number-columns-repeated="2"/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04" calcext:value-type="float">
            <text:p>0.04</text:p>
          </table:table-cell>
          <table:table-cell table:style-name="ce9" office:value-type="string" calcext:value-type="string">
            <text:p>StrongEconomicGrowth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4" table:number-columns-repeated="3"/>
          <table:table-cell table:style-name="ce24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4" table:number-columns-repeated="4"/>
          <table:table-cell table:number-columns-repeated="16373"/>
        </table:table-row>
        <table:table-row table:style-name="ro1" table:number-rows-repeated="23">
          <table:table-cell table:style-name="ce24" table:number-columns-repeated="9"/>
          <table:table-cell table:number-columns-repeated="16373"/>
        </table:table-row>
        <table:table-row table:style-name="ro1" table:number-rows-repeated="1048541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ONT.F2:ONT.I34 ONT.A2:ONT.A2 ONT.A12:ONT.E34 ONT.B2:ONT.B3 ONT.C2:ONT.C4 ONT.D2:ONT.D5 ONT.E2:ONT.E6">
            <calcext:condition calcext:apply-style-name="PCA80" calcext:value="between(-0.9,-0.8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80" calcext:value="between(0.81,0.9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70" calcext:value="between(0.71,0.8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60" calcext:value="between(0.61,0.7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50" calcext:value="between(0.51,0.6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90" calcext:value="between(-0.99,-0.9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-AXIS" calcext:value="=1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90" calcext:value="between(0.91,0.99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70" calcext:value="between(-0.8,-0.7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60" calcext:value="between(-0.7,-0.6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50" calcext:value="between(-0.6,-0.51)" calcext:base-cell-address="ONT.A2"/>
          </calcext:conditional-format>
        </calcext:conditional-formats>
      </table:table>
      <table:table table:name="EMO" table:style-name="ta1">
        <table:table-column table:style-name="co4" table:number-columns-repeated="11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 office:value-type="string" calcext:value-type="string">
            <text:p>Anger</text:p>
          </table:table-cell>
          <table:table-cell table:style-name="ce29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Count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9" office:value-type="string" calcext:value-type="string">
            <text:p>Anger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03" calcext:value-type="float">
            <text:p>0.03</text:p>
          </table:table-cell>
          <table:table-cell table:style-name="ce9" office:value-type="string" calcext:value-type="string">
            <text:p>Anticipation</text:p>
          </table:table-cell>
          <table:table-cell table:number-columns-repeated="16307"/>
        </table:table-row>
        <table:table-row table:style-name="ro1">
          <table:table-cell table:style-name="Default" table:number-columns-repeated="2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9" office:value-type="string" calcext:value-type="string">
            <text:p>Disgust</text:p>
          </table:table-cell>
          <table:table-cell table:number-columns-repeated="16307"/>
        </table:table-row>
        <table:table-row table:style-name="ro1">
          <table:table-cell table:style-name="Default" table:number-columns-repeated="3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6" calcext:value-type="float">
            <text:p>0.6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Fear</text:p>
          </table:table-cell>
          <table:table-cell table:number-columns-repeated="16307"/>
        </table:table-row>
        <table:table-row table:style-name="ro1">
          <table:table-cell table:style-name="Default" table:number-columns-repeated="4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0.6" calcext:value-type="float">
            <text:p>0.60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Joy</text:p>
          </table:table-cell>
          <table:table-cell table:number-columns-repeated="16307"/>
        </table:table-row>
        <table:table-row table:style-name="ro1">
          <table:table-cell table:style-name="Default" table:number-columns-repeated="5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1" calcext:value-type="float">
            <text:p>0.10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Sadness</text:p>
          </table:table-cell>
          <table:table-cell table:number-columns-repeated="16307"/>
        </table:table-row>
        <table:table-row table:style-name="ro1">
          <table:table-cell table:style-name="Default" table:number-columns-repeated="6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23" calcext:value-type="float">
            <text:p>0.23</text:p>
          </table:table-cell>
          <table:table-cell table:style-name="ce12" office:value-type="float" office:value="0.03" calcext:value-type="float">
            <text:p>0.03</text:p>
          </table:table-cell>
          <table:table-cell table:style-name="ce9" office:value-type="string" calcext:value-type="string">
            <text:p>Surprise</text:p>
          </table:table-cell>
          <table:table-cell table:number-columns-repeated="16307"/>
        </table:table-row>
        <table:table-row table:style-name="ro1">
          <table:table-cell table:style-name="Default" table:number-columns-repeated="7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01" calcext:value-type="float">
            <text:p>0.01</text:p>
          </table:table-cell>
          <table:table-cell table:style-name="ce9" office:value-type="string" calcext:value-type="string">
            <text:p>Trust</text:p>
          </table:table-cell>
          <table:table-cell table:number-columns-repeated="16307"/>
        </table:table-row>
        <table:table-row table:style-name="ro1">
          <table:table-cell table:style-name="Default" table:number-columns-repeated="8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0" calcext:value-type="float">
            <text:p>0.00</text:p>
          </table:table-cell>
          <table:table-cell table:style-name="ce9" office:value-type="string" calcext:value-type="string">
            <text:p>Negative</text:p>
          </table:table-cell>
          <table:table-cell table:number-columns-repeated="16307"/>
        </table:table-row>
        <table:table-row table:style-name="ro1">
          <table:table-cell table:style-name="Default" table:number-columns-repeated="9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9" office:value-type="string" calcext:value-type="string">
            <text:p>Positive</text:p>
          </table:table-cell>
          <table:table-cell table:number-columns-repeated="16307"/>
        </table:table-row>
        <table:table-row table:style-name="ro1">
          <table:table-cell table:style-name="Default" table:number-columns-repeated="10"/>
          <table:table-cell table:style-name="ce13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style-name="Default" table:number-columns-repeated="11"/>
          <table:table-cell table:number-columns-repeated="16308"/>
        </table:table-row>
        <table:table-row table:style-name="ro1" table:number-rows-repeated="1048562">
          <table:table-cell table:number-columns-repeated="16319"/>
        </table:table-row>
        <table:table-row table:style-name="ro1">
          <table:table-cell table:number-columns-repeated="16319"/>
        </table:table-row>
        <calcext:conditional-formats>
          <calcext:conditional-format calcext:target-range-address="EMO.K12:EMO.K12">
            <calcext:condition calcext:apply-style-name="Untitled3" calcext:value="between(0.91,0.99)" calcext:base-cell-address="EMO.K12"/>
          </calcext:conditional-format>
          <calcext:conditional-format calcext:target-range-address="EMO.K12:EMO.K12">
            <calcext:condition calcext:apply-style-name="Untitled4" calcext:value="between(0.81,0.9)" calcext:base-cell-address="EMO.K12"/>
          </calcext:conditional-format>
          <calcext:conditional-format calcext:target-range-address="EMO.K12:EMO.K12">
            <calcext:condition calcext:apply-style-name="Untitled5" calcext:value="between(0.71,0.8)" calcext:base-cell-address="EMO.K12"/>
          </calcext:conditional-format>
          <calcext:conditional-format calcext:target-range-address="EMO.K12:EMO.K12">
            <calcext:condition calcext:apply-style-name="Untitled6" calcext:value="between(0.61,0.7)" calcext:base-cell-address="EMO.K12"/>
          </calcext:conditional-format>
          <calcext:conditional-format calcext:target-range-address="EMO.K12:EMO.K12">
            <calcext:condition calcext:apply-style-name="Untitled7" calcext:value="between(0.51,0.6)" calcext:base-cell-address="EMO.K12"/>
          </calcext:conditional-format>
          <calcext:conditional-format calcext:target-range-address="EMO.A2:EMO.K2 EMO.B3:EMO.K3 EMO.C4:EMO.K4 EMO.D5:EMO.K5 EMO.E6:EMO.K6 EMO.F7:EMO.K7 EMO.G8:EMO.K8 EMO.H9:EMO.K9 EMO.I10:EMO.K10 EMO.J11:EMO.K11 EMO.K12:EMO.K12">
            <calcext:condition calcext:apply-style-name="PCA-AXIS" calcext:value="=1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80" calcext:value="between(-0.9,-0.8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80" calcext:value="between(0.81,0.9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70" calcext:value="between(0.71,0.8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60" calcext:value="between(0.61,0.7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50" calcext:value="between(0.51,0.6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90" calcext:value="between(-0.99,-0.9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90" calcext:value="between(0.91,0.99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70" calcext:value="between(-0.8,-0.7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60" calcext:value="between(-0.7,-0.6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50" calcext:value="between(-0.6,-0.51)" calcext:base-cell-address="EMO.A2"/>
          </calcext:conditional-format>
        </calcext:conditional-formats>
      </table:table>
      <table:table table:name="QST" table:style-name="ta1">
        <table:table-column table:style-name="co1" table:number-columns-repeated="33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a</text:p>
          </table:table-cell>
          <table:table-cell table:style-name="ce1" office:value-type="string" calcext:value-type="string">
            <text:p>T8b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24</text:p>
          </table:table-cell>
          <table:table-cell table:style-name="ce1" office:value-type="string" calcext:value-type="string">
            <text:p>T25</text:p>
          </table:table-cell>
          <table:table-cell table:style-name="ce1" office:value-type="string" calcext:value-type="string">
            <text:p>T26</text:p>
          </table:table-cell>
          <table:table-cell table:style-name="ce1" office:value-type="string" calcext:value-type="string">
            <text:p>T27</text:p>
          </table:table-cell>
          <table:table-cell table:style-name="ce1" office:value-type="string" calcext:value-type="string">
            <text:p>T28</text:p>
          </table:table-cell>
          <table:table-cell table:style-name="ce1" office:value-type="string" calcext:value-type="string">
            <text:p>T29</text:p>
          </table:table-cell>
          <table:table-cell table:style-name="ce1" office:value-type="string" calcext:value-type="string">
            <text:p>T30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Count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56" calcext:value-type="float">
            <text:p>0.56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0.44" calcext:value-type="float">
            <text:p>0.44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06" calcext:value-type="float">
            <text:p>0.06</text:p>
          </table:table-cell>
          <table:table-cell table:style-name="ce31" office:value-type="float" office:value="0.82" calcext:value-type="float">
            <text:p>0.82</text:p>
          </table:table-cell>
          <table:table-cell table:number-columns-repeated="2" table:style-name="ce31" office:value-type="float" office:value="0.73" calcext:value-type="float">
            <text:p>0.73</text:p>
          </table:table-cell>
          <table:table-cell table:style-name="ce31" office:value-type="float" office:value="0.39" calcext:value-type="float">
            <text:p>0.39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61" calcext:value-type="float">
            <text:p>0.61</text:p>
          </table:table-cell>
          <table:table-cell table:style-name="ce31" office:value-type="float" office:value="0.28" calcext:value-type="float">
            <text:p>0.28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0.48" calcext:value-type="float">
            <text:p>0.48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56" calcext:value-type="float">
            <text:p>0.56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41" calcext:value-type="float">
            <text:p>0.41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79" calcext:value-type="float">
            <text:p>0.79</text:p>
          </table:table-cell>
          <table:table-cell table:style-name="ce9" office:value-type="string" calcext:value-type="string">
            <text:p>T2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7" calcext:value-type="float">
            <text:p>0.17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45" calcext:value-type="float">
            <text:p>0.45</text:p>
          </table:table-cell>
          <table:table-cell table:style-name="ce31" office:value-type="float" office:value="0.7" calcext:value-type="float">
            <text:p>0.70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46" calcext:value-type="float">
            <text:p>0.46</text:p>
          </table:table-cell>
          <table:table-cell table:style-name="ce31" office:value-type="float" office:value="0.34" calcext:value-type="float">
            <text:p>0.34</text:p>
          </table:table-cell>
          <table:table-cell table:style-name="ce31" office:value-type="float" office:value="0.47" calcext:value-type="float">
            <text:p>0.47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7" calcext:value-type="float">
            <text:p>0.70</text:p>
          </table:table-cell>
          <table:table-cell table:style-name="ce31" office:value-type="float" office:value="0.34" calcext:value-type="float">
            <text:p>0.34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67" calcext:value-type="float">
            <text:p>0.67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38" calcext:value-type="float">
            <text:p>0.38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55" calcext:value-type="float">
            <text:p>0.55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62" calcext:value-type="float">
            <text:p>0.62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41" calcext:value-type="float">
            <text:p>0.41</text:p>
          </table:table-cell>
          <table:table-cell table:style-name="ce31" office:value-type="float" office:value="0.83" calcext:value-type="float">
            <text:p>0.83</text:p>
          </table:table-cell>
          <table:table-cell table:style-name="ce9" office:value-type="string" calcext:value-type="string">
            <text:p>T3</text:p>
          </table:table-cell>
          <table:table-cell table:number-columns-repeated="16307"/>
        </table:table-row>
        <table:table-row table:style-name="ro1">
          <table:table-cell table:style-name="ce15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02" calcext:value-type="float">
            <text:p>0.02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16" calcext:value-type="float">
            <text:p>0.16</text:p>
          </table:table-cell>
          <table:table-cell table:number-columns-repeated="2" table:style-name="ce31" office:value-type="float" office:value="0.03" calcext:value-type="float">
            <text:p>0.03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02" calcext:value-type="float">
            <text:p>0.02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13" calcext:value-type="float">
            <text:p>0.13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06" calcext:value-type="float">
            <text:p>0.06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14" calcext:value-type="float">
            <text:p>0.14</text:p>
          </table:table-cell>
          <table:table-cell table:style-name="ce16" office:value-type="string" calcext:value-type="string">
            <text:p>T4</text:p>
          </table:table-cell>
          <table:table-cell table:number-columns-repeated="16307"/>
        </table:table-row>
        <table:table-row table:style-name="ro1">
          <table:table-cell table:style-name="ce15" table:number-columns-repeated="2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92" calcext:value-type="float">
            <text:p>0.92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31" calcext:value-type="float">
            <text:p>0.31</text:p>
          </table:table-cell>
          <table:table-cell table:style-name="ce31" office:value-type="float" office:value="0.06" calcext:value-type="float">
            <text:p>0.06</text:p>
          </table:table-cell>
          <table:table-cell table:style-name="ce31" office:value-type="float" office:value="0.59" calcext:value-type="float">
            <text:p>0.59</text:p>
          </table:table-cell>
          <table:table-cell table:style-name="ce31" office:value-type="float" office:value="0.54" calcext:value-type="float">
            <text:p>0.54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0.56" calcext:value-type="float">
            <text:p>0.56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89" calcext:value-type="float">
            <text:p>0.89</text:p>
          </table:table-cell>
          <table:table-cell table:style-name="ce16" office:value-type="string" calcext:value-type="string">
            <text:p>T5</text:p>
          </table:table-cell>
          <table:table-cell table:number-columns-repeated="16307"/>
        </table:table-row>
        <table:table-row table:style-name="ro1">
          <table:table-cell table:style-name="ce15" table:number-columns-repeated="3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02" calcext:value-type="float">
            <text:p>0.02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57" calcext:value-type="float">
            <text:p>0.57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37" calcext:value-type="float">
            <text:p>0.37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4" calcext:value-type="float">
            <text:p>0.40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47" calcext:value-type="float">
            <text:p>0.47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34" calcext:value-type="float">
            <text:p>0.34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06" calcext:value-type="float">
            <text:p>0.06</text:p>
          </table:table-cell>
          <table:table-cell table:style-name="ce31" office:value-type="float" office:value="0.27" calcext:value-type="float">
            <text:p>0.27</text:p>
          </table:table-cell>
          <table:table-cell table:style-name="ce16" office:value-type="string" calcext:value-type="string">
            <text:p>T6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7" calcext:value-type="float">
            <text:p>0.70</text:p>
          </table:table-cell>
          <table:table-cell table:style-name="ce31" office:value-type="float" office:value="0.44" calcext:value-type="float">
            <text:p>0.44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41" calcext:value-type="float">
            <text:p>0.41</text:p>
          </table:table-cell>
          <table:table-cell table:style-name="ce31" office:value-type="float" office:value="0.64" calcext:value-type="float">
            <text:p>0.64</text:p>
          </table:table-cell>
          <table:table-cell table:style-name="ce31" office:value-type="float" office:value="0.36" calcext:value-type="float">
            <text:p>0.36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16" calcext:value-type="float">
            <text:p>0.16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61" calcext:value-type="float">
            <text:p>0.6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28" calcext:value-type="float">
            <text:p>0.28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68" calcext:value-type="float">
            <text:p>0.68</text:p>
          </table:table-cell>
          <table:table-cell table:style-name="ce16" office:value-type="string" calcext:value-type="string">
            <text:p>T7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 table:number-columns-repeated="2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47" calcext:value-type="float">
            <text:p>0.47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34" calcext:value-type="float">
            <text:p>0.34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62" calcext:value-type="float">
            <text:p>0.62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0.44" calcext:value-type="float">
            <text:p>0.44</text:p>
          </table:table-cell>
          <table:table-cell table:style-name="ce31" office:value-type="float" office:value="0.47" calcext:value-type="float">
            <text:p>0.47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9" calcext:value-type="float">
            <text:p>0.90</text:p>
          </table:table-cell>
          <table:table-cell table:style-name="ce16" office:value-type="string" calcext:value-type="string">
            <text:p>T8a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54" calcext:value-type="float">
            <text:p>0.54</text:p>
          </table:table-cell>
          <table:table-cell table:style-name="ce31" office:value-type="float" office:value="0.45" calcext:value-type="float">
            <text:p>0.45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0.47" calcext:value-type="float">
            <text:p>0.47</text:p>
          </table:table-cell>
          <table:table-cell table:style-name="ce31" office:value-type="float" office:value="0.67" calcext:value-type="float">
            <text:p>0.67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48" calcext:value-type="float">
            <text:p>0.48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4" calcext:value-type="float">
            <text:p>0.40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0.68" calcext:value-type="float">
            <text:p>0.68</text:p>
          </table:table-cell>
          <table:table-cell table:style-name="ce16" office:value-type="string" calcext:value-type="string">
            <text:p>T8b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 table:number-columns-repeated="2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0.44" calcext:value-type="float">
            <text:p>0.44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61" calcext:value-type="float">
            <text:p>0.61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13" calcext:value-type="float">
            <text:p>0.13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13" calcext:value-type="float">
            <text:p>0.13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0.56" calcext:value-type="float">
            <text:p>0.56</text:p>
          </table:table-cell>
          <table:table-cell table:style-name="ce31" office:value-type="float" office:value="0.54" calcext:value-type="float">
            <text:p>0.54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0.92" calcext:value-type="float">
            <text:p>0.92</text:p>
          </table:table-cell>
          <table:table-cell table:style-name="ce16" office:value-type="string" calcext:value-type="string">
            <text:p>T9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 table:number-columns-repeated="2"/>
          <table:table-cell table:style-name="Default" table:number-columns-repeated="2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31" calcext:value-type="float">
            <text:p>0.31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15" calcext:value-type="float">
            <text:p>0.15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34" calcext:value-type="float">
            <text:p>0.34</text:p>
          </table:table-cell>
          <table:table-cell table:style-name="ce9" office:value-type="string" calcext:value-type="string">
            <text:p>T10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15" calcext:value-type="float">
            <text:p>0.15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16" calcext:value-type="float">
            <text:p>0.16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37" calcext:value-type="float">
            <text:p>0.37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25" calcext:value-type="float">
            <text:p>0.25</text:p>
          </table:table-cell>
          <table:table-cell table:style-name="ce9" office:value-type="string" calcext:value-type="string">
            <text:p>T11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37" calcext:value-type="float">
            <text:p>0.37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4" calcext:value-type="float">
            <text:p>0.4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55" calcext:value-type="float">
            <text:p>0.55</text:p>
          </table:table-cell>
          <table:table-cell table:style-name="ce31" office:value-type="float" office:value="0.02" calcext:value-type="float">
            <text:p>0.02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0.81" calcext:value-type="float">
            <text:p>0.81</text:p>
          </table:table-cell>
          <table:table-cell table:style-name="ce16" office:value-type="string" calcext:value-type="string">
            <text:p>T12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 table:number-columns-repeated="2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7" calcext:value-type="float">
            <text:p>0.70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0.67" calcext:value-type="float">
            <text:p>0.67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8" calcext:value-type="float">
            <text:p>0.80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0.85" calcext:value-type="float">
            <text:p>0.85</text:p>
          </table:table-cell>
          <table:table-cell table:style-name="ce16" office:value-type="string" calcext:value-type="string">
            <text:p>T13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 table:number-columns-repeated="3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36" calcext:value-type="float">
            <text:p>0.36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0.38" calcext:value-type="float">
            <text:p>0.38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46" calcext:value-type="float">
            <text:p>0.46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85" calcext:value-type="float">
            <text:p>0.85</text:p>
          </table:table-cell>
          <table:table-cell table:style-name="ce16" office:value-type="string" calcext:value-type="string">
            <text:p>T14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 table:number-columns-repeated="4"/>
          <table:table-cell table:style-name="Default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" calcext:value-type="float">
            <text:p>0.20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41" calcext:value-type="float">
            <text:p>0.41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45" calcext:value-type="float">
            <text:p>0.45</text:p>
          </table:table-cell>
          <table:table-cell table:style-name="ce31" office:value-type="float" office:value="0.36" calcext:value-type="float">
            <text:p>0.36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57" calcext:value-type="float">
            <text:p>0.57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44" calcext:value-type="float">
            <text:p>0.44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5" calcext:value-type="float">
            <text:p>0.50</text:p>
          </table:table-cell>
          <table:table-cell table:style-name="ce16" office:value-type="string" calcext:value-type="string">
            <text:p>T15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 table:number-columns-repeated="4"/>
          <table:table-cell table:style-name="Default" table:number-columns-repeated="2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0.38" calcext:value-type="float">
            <text:p>0.38</text:p>
          </table:table-cell>
          <table:table-cell table:style-name="ce31" office:value-type="float" office:value="0.16" calcext:value-type="float">
            <text:p>0.16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34" calcext:value-type="float">
            <text:p>0.34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16" calcext:value-type="float">
            <text:p>0.16</text:p>
          </table:table-cell>
          <table:table-cell table:style-name="ce31" office:value-type="float" office:value="0.08" calcext:value-type="float">
            <text:p>0.08</text:p>
          </table:table-cell>
          <table:table-cell table:style-name="ce31" office:value-type="float" office:value="0.32" calcext:value-type="float">
            <text:p>0.32</text:p>
          </table:table-cell>
          <table:table-cell table:style-name="ce31" office:value-type="float" office:value="0.47" calcext:value-type="float">
            <text:p>0.47</text:p>
          </table:table-cell>
          <table:table-cell table:style-name="ce16" office:value-type="string" calcext:value-type="string">
            <text:p>T16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4"/>
          <table:table-cell table:style-name="ce15" table:number-columns-repeated="4"/>
          <table:table-cell table:style-name="Default" table:number-columns-repeated="3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22" calcext:value-type="float">
            <text:p>0.22</text:p>
          </table:table-cell>
          <table:table-cell table:number-columns-repeated="3" table:style-name="ce31" office:value-type="float" office:value="0.1" calcext:value-type="float">
            <text:p>0.10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1" calcext:value-type="float">
            <text:p>0.10</text:p>
          </table:table-cell>
          <table:table-cell table:style-name="ce31" office:value-type="float" office:value="0.17" calcext:value-type="float">
            <text:p>0.17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06" calcext:value-type="float">
            <text:p>0.06</text:p>
          </table:table-cell>
          <table:table-cell table:style-name="ce31" office:value-type="float" office:value="0.16" calcext:value-type="float">
            <text:p>0.16</text:p>
          </table:table-cell>
          <table:table-cell table:style-name="ce9" office:value-type="string" calcext:value-type="string">
            <text:p>T17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4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5" calcext:value-type="float">
            <text:p>0.15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65" calcext:value-type="float">
            <text:p>0.65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66" calcext:value-type="float">
            <text:p>0.66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43" calcext:value-type="float">
            <text:p>0.43</text:p>
          </table:table-cell>
          <table:table-cell table:style-name="ce31" office:value-type="float" office:value="0.15" calcext:value-type="float">
            <text:p>0.15</text:p>
          </table:table-cell>
          <table:table-cell table:style-name="ce31" office:value-type="float" office:value="0.63" calcext:value-type="float">
            <text:p>0.63</text:p>
          </table:table-cell>
          <table:table-cell table:style-name="ce31" office:value-type="float" office:value="0.77" calcext:value-type="float">
            <text:p>0.77</text:p>
          </table:table-cell>
          <table:table-cell table:style-name="ce9" office:value-type="string" calcext:value-type="string">
            <text:p>T18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5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02" calcext:value-type="float">
            <text:p>0.02</text:p>
          </table:table-cell>
          <table:table-cell table:style-name="ce31" office:value-type="float" office:value="0.4" calcext:value-type="float">
            <text:p>0.40</text:p>
          </table:table-cell>
          <table:table-cell table:style-name="ce31" office:value-type="float" office:value="0.37" calcext:value-type="float">
            <text:p>0.37</text:p>
          </table:table-cell>
          <table:table-cell table:style-name="ce31" office:value-type="float" office:value="0.7" calcext:value-type="float">
            <text:p>0.70</text:p>
          </table:table-cell>
          <table:table-cell table:style-name="ce31" office:value-type="float" office:value="0.14" calcext:value-type="float">
            <text:p>0.14</text:p>
          </table:table-cell>
          <table:table-cell table:style-name="ce31" office:value-type="float" office:value="0.45" calcext:value-type="float">
            <text:p>0.45</text:p>
          </table:table-cell>
          <table:table-cell table:style-name="ce31" office:value-type="float" office:value="0.13" calcext:value-type="float">
            <text:p>0.13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22" calcext:value-type="float">
            <text:p>0.22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49" calcext:value-type="float">
            <text:p>0.49</text:p>
          </table:table-cell>
          <table:table-cell table:style-name="ce9" office:value-type="string" calcext:value-type="string">
            <text:p>T19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6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.48" calcext:value-type="float">
            <text:p>0.48</text:p>
          </table:table-cell>
          <table:table-cell table:style-name="ce31" office:value-type="float" office:value="0.05" calcext:value-type="float">
            <text:p>0.05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-0" calcext:value-type="float">
            <text:p>0.00</text:p>
          </table:table-cell>
          <table:table-cell table:style-name="ce31" office:value-type="float" office:value="0.27" calcext:value-type="float">
            <text:p>0.27</text:p>
          </table:table-cell>
          <table:table-cell table:style-name="ce31" office:value-type="float" office:value="0.17" calcext:value-type="float">
            <text:p>0.1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0.73" calcext:value-type="float">
            <text:p>0.73</text:p>
          </table:table-cell>
          <table:table-cell table:style-name="ce9" office:value-type="string" calcext:value-type="string">
            <text:p>T20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7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16" calcext:value-type="float">
            <text:p>0.16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0.42" calcext:value-type="float">
            <text:p>0.42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0.87" calcext:value-type="float">
            <text:p>0.87</text:p>
          </table:table-cell>
          <table:table-cell table:style-name="ce9" office:value-type="string" calcext:value-type="string">
            <text:p>T21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8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09" calcext:value-type="float">
            <text:p>0.09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 office:value-type="float" office:value="0.4" calcext:value-type="float">
            <text:p>0.40</text:p>
          </table:table-cell>
          <table:table-cell table:style-name="ce31" office:value-type="float" office:value="0.5" calcext:value-type="float">
            <text:p>0.50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8" calcext:value-type="float">
            <text:p>0.80</text:p>
          </table:table-cell>
          <table:table-cell table:style-name="ce31" office:value-type="float" office:value="0.94" calcext:value-type="float">
            <text:p>0.94</text:p>
          </table:table-cell>
          <table:table-cell table:style-name="ce9" office:value-type="string" calcext:value-type="string">
            <text:p>T22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9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3" calcext:value-type="float">
            <text:p>0.13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29" calcext:value-type="float">
            <text:p>0.29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55" calcext:value-type="float">
            <text:p>0.55</text:p>
          </table:table-cell>
          <table:table-cell table:style-name="ce31" office:value-type="float" office:value="0.28" calcext:value-type="float">
            <text:p>0.28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0.72" calcext:value-type="float">
            <text:p>0.72</text:p>
          </table:table-cell>
          <table:table-cell table:style-name="ce9" office:value-type="string" calcext:value-type="string">
            <text:p>T23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0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1" calcext:value-type="float">
            <text:p>0.21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04" calcext:value-type="float">
            <text:p>0.04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13" calcext:value-type="float">
            <text:p>0.13</text:p>
          </table:table-cell>
          <table:table-cell table:number-columns-repeated="2" table:style-name="ce31" office:value-type="float" office:value="0.04" calcext:value-type="float">
            <text:p>0.04</text:p>
          </table:table-cell>
          <table:table-cell table:style-name="ce31" office:value-type="float" office:value="0.18" calcext:value-type="float">
            <text:p>0.18</text:p>
          </table:table-cell>
          <table:table-cell table:style-name="ce9" office:value-type="string" calcext:value-type="string">
            <text:p>T24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1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36" calcext:value-type="float">
            <text:p>0.36</text:p>
          </table:table-cell>
          <table:table-cell table:style-name="ce31" office:value-type="float" office:value="0.61" calcext:value-type="float">
            <text:p>0.61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58" calcext:value-type="float">
            <text:p>0.58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83" calcext:value-type="float">
            <text:p>0.83</text:p>
          </table:table-cell>
          <table:table-cell table:style-name="ce9" office:value-type="string" calcext:value-type="string">
            <text:p>T25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2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0.24" calcext:value-type="float">
            <text:p>0.24</text:p>
          </table:table-cell>
          <table:table-cell table:style-name="ce31" office:value-type="float" office:value="0.07" calcext:value-type="float">
            <text:p>0.07</text:p>
          </table:table-cell>
          <table:table-cell table:style-name="ce31" office:value-type="float" office:value="0.12" calcext:value-type="float">
            <text:p>0.12</text:p>
          </table:table-cell>
          <table:table-cell table:style-name="ce31" office:value-type="float" office:value="0.23" calcext:value-type="float">
            <text:p>0.23</text:p>
          </table:table-cell>
          <table:table-cell table:style-name="ce9" office:value-type="string" calcext:value-type="string">
            <text:p>T26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3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41" calcext:value-type="float">
            <text:p>0.41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8" calcext:value-type="float">
            <text:p>0.80</text:p>
          </table:table-cell>
          <table:table-cell table:style-name="ce31" office:value-type="float" office:value="0.85" calcext:value-type="float">
            <text:p>0.85</text:p>
          </table:table-cell>
          <table:table-cell table:style-name="ce9" office:value-type="string" calcext:value-type="string">
            <text:p>T27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4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23" calcext:value-type="float">
            <text:p>0.23</text:p>
          </table:table-cell>
          <table:table-cell table:style-name="ce31" office:value-type="float" office:value="0.03" calcext:value-type="float">
            <text:p>0.03</text:p>
          </table:table-cell>
          <table:table-cell table:style-name="ce31" office:value-type="float" office:value="0.53" calcext:value-type="float">
            <text:p>0.53</text:p>
          </table:table-cell>
          <table:table-cell table:style-name="ce9" office:value-type="string" calcext:value-type="string">
            <text:p>T28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5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9" calcext:value-type="float">
            <text:p>0.19</text:p>
          </table:table-cell>
          <table:table-cell table:style-name="ce31" office:value-type="float" office:value="0.3" calcext:value-type="float">
            <text:p>0.30</text:p>
          </table:table-cell>
          <table:table-cell table:style-name="ce31" office:value-type="float" office:value="0.6" calcext:value-type="float">
            <text:p>0.60</text:p>
          </table:table-cell>
          <table:table-cell table:style-name="ce9" office:value-type="string" calcext:value-type="string">
            <text:p>T29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6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17" calcext:value-type="float">
            <text:p>0.17</text:p>
          </table:table-cell>
          <table:table-cell table:style-name="ce31" office:value-type="float" office:value="0.33" calcext:value-type="float">
            <text:p>0.33</text:p>
          </table:table-cell>
          <table:table-cell table:style-name="ce9" office:value-type="string" calcext:value-type="string">
            <text:p>T30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7"/>
          <table:table-cell table:style-name="ce31" office:value-type="float" office:value="1" calcext:value-type="float">
            <text:p>1.00</text:p>
          </table:table-cell>
          <table:table-cell table:style-name="ce31" office:value-type="float" office:value="0.72" calcext:value-type="float">
            <text:p>0.72</text:p>
          </table:table-cell>
          <table:table-cell table:style-name="ce9" office:value-type="string" calcext:value-type="string">
            <text:p>T31</text:p>
          </table:table-cell>
          <table:table-cell table:number-columns-repeated="16307"/>
        </table:table-row>
        <table:table-row table:style-name="ro1">
          <table:table-cell table:style-name="ce31" table:number-columns-repeated="4"/>
          <table:table-cell table:style-name="Default"/>
          <table:table-cell table:style-name="ce31" table:number-columns-repeated="8"/>
          <table:table-cell table:style-name="Default" table:number-columns-repeated="18"/>
          <table:table-cell table:style-name="ce31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19"/>
          <table:table-cell table:number-columns-repeated="16308"/>
        </table:table-row>
        <table:table-row table:style-name="ro1" table:number-rows-repeated="1048541">
          <table:table-cell table:number-columns-repeated="16340"/>
        </table:table-row>
        <table:table-row table:style-name="ro1">
          <table:table-cell table:number-columns-repeated="16340"/>
        </table:table-row>
        <calcext:conditional-formats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80" calcext:value="between(-0.9,-0.8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80" calcext:value="between(0.81,0.9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70" calcext:value="between(0.71,0.8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60" calcext:value="between(0.61,0.7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50" calcext:value="between(0.51,0.6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90" calcext:value="between(-0.99,-0.9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-AXIS" calcext:value="=1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90" calcext:value="between(0.91,0.99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70" calcext:value="between(-0.8,-0.7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60" calcext:value="between(-0.7,-0.6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50" calcext:value="between(-0.6,-0.51)" calcext:base-cell-address="QST.A2"/>
          </calcext:conditional-format>
        </calcext:conditional-formats>
      </table:table>
      <table:table table:name="POS" table:style-name="ta1">
        <table:table-column table:style-name="co5" table:number-columns-repeated="25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3">
          <table:table-cell table:style-name="ce17" office:value-type="string" calcext:value-type="string">
            <text:p>Common Noun</text:p>
          </table:table-cell>
          <table:table-cell table:style-name="ce17" office:value-type="string" calcext:value-type="string">
            <text:p>Pronoun</text:p>
          </table:table-cell>
          <table:table-cell table:style-name="ce17" office:value-type="string" calcext:value-type="string">
            <text:p>Nominal Possessive</text:p>
          </table:table-cell>
          <table:table-cell table:style-name="ce17" office:value-type="string" calcext:value-type="string">
            <text:p>Proper Noun</text:p>
          </table:table-cell>
          <table:table-cell table:style-name="ce17" office:value-type="string" calcext:value-type="string">
            <text:p>Proper Noun Plus Possessive</text:p>
          </table:table-cell>
          <table:table-cell table:style-name="ce17" office:value-type="string" calcext:value-type="string">
            <text:p>Nominal Verbal</text:p>
          </table:table-cell>
          <table:table-cell table:style-name="ce17" office:value-type="string" calcext:value-type="string">
            <text:p>Proper Noun Plus Verbal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Adjective</text:p>
          </table:table-cell>
          <table:table-cell table:style-name="ce17" office:value-type="string" calcext:value-type="string">
            <text:p>Adverb</text:p>
          </table:table-cell>
          <table:table-cell table:style-name="ce17" office:value-type="string" calcext:value-type="string">
            <text:p>Interjection</text:p>
          </table:table-cell>
          <table:table-cell table:style-name="ce17" office:value-type="string" calcext:value-type="string">
            <text:p>Determiner</text:p>
          </table:table-cell>
          <table:table-cell table:style-name="ce17" office:value-type="string" calcext:value-type="string">
            <text:p>Coord. Conjunct.</text:p>
          </table:table-cell>
          <table:table-cell table:style-name="ce17" office:value-type="string" calcext:value-type="string">
            <text:p>Verb</text:p>
            <text:p>Particle</text:p>
          </table:table-cell>
          <table:table-cell table:style-name="ce17" office:value-type="string" calcext:value-type="string">
            <text:p>Existential There</text:p>
          </table:table-cell>
          <table:table-cell table:style-name="ce17" office:value-type="string" calcext:value-type="string">
            <text:p>Existential Plus Verbal</text:p>
          </table:table-cell>
          <table:table-cell table:style-name="ce17" office:value-type="string" calcext:value-type="string">
            <text:p>Preposition</text:p>
          </table:table-cell>
          <table:table-cell table:style-name="ce17" office:value-type="string" calcext:value-type="string">
            <text:p>Hashtag</text:p>
          </table:table-cell>
          <table:table-cell table:style-name="ce17" office:value-type="string" calcext:value-type="string">
            <text:p>Address</text:p>
          </table:table-cell>
          <table:table-cell table:style-name="ce17" office:value-type="string" calcext:value-type="string">
            <text:p>Emoticon</text:p>
          </table:table-cell>
          <table:table-cell table:style-name="ce17" office:value-type="string" calcext:value-type="string">
            <text:p>AtMention</text:p>
          </table:table-cell>
          <table:table-cell table:style-name="ce17" office:value-type="string" calcext:value-type="string">
            <text:p>Cont.</text:p>
          </table:table-cell>
          <table:table-cell table:style-name="ce17" office:value-type="string" calcext:value-type="string">
            <text:p>Numeral</text:p>
          </table:table-cell>
          <table:table-cell table:style-name="ce17" office:value-type="string" calcext:value-type="string">
            <text:p>Punctuation</text:p>
          </table:table-cell>
          <table:table-cell table:style-name="ce17" office:value-type="string" calcext:value-type="string">
            <text:p>Count</text:p>
          </table:table-cell>
          <table:table-cell table:style-name="ce17"/>
          <table:table-cell table:style-name="ce22"/>
          <table:table-cell table:style-name="ce17" table:number-columns-repeated="16306"/>
        </table:table-row>
        <table:table-row table:style-name="ro1"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56" calcext:value-type="float">
            <text:p>0.56</text:p>
          </table:table-cell>
          <table:table-cell table:style-name="ce35" office:value-type="float" office:value="0.43" calcext:value-type="float">
            <text:p>0.43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56" calcext:value-type="float">
            <text:p>0.56</text:p>
          </table:table-cell>
          <table:table-cell table:style-name="ce35" office:value-type="float" office:value="0.36" calcext:value-type="float">
            <text:p>0.3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float" office:value="-0.15" calcext:value-type="float">
            <text:p>-0.15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0.51" calcext:value-type="float">
            <text:p>0.51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9" office:value-type="string" calcext:value-type="string">
            <text:p>CommonNoun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35" office:value-type="float" office:value="1" calcext:value-type="float">
            <text:p>1.00</text:p>
          </table:table-cell>
          <table:table-cell table:number-columns-repeated="2" table:style-name="ce35" office:value-type="float" office:value="0.04" calcext:value-type="float">
            <text:p>0.04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0.5" calcext:value-type="float">
            <text:p>0.50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0.33" calcext:value-type="float">
            <text:p>0.33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3" calcext:value-type="float">
            <text:p>0.30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28" calcext:value-type="float">
            <text:p>0.28</text:p>
          </table:table-cell>
          <table:table-cell table:number-columns-repeated="2" table:style-name="ce35" office:value-type="float" office:value="0.04" calcext:value-type="float">
            <text:p>0.04</text:p>
          </table:table-cell>
          <table:table-cell table:style-name="ce9" office:value-type="string" calcext:value-type="string">
            <text:p>Pronoun</text:p>
          </table:table-cell>
          <table:table-cell table:number-columns-repeated="16307"/>
        </table:table-row>
        <table:table-row table:style-name="ro1">
          <table:table-cell table:style-name="Default" table:number-columns-repeated="2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number-columns-repeated="2" table:style-name="ce35" office:value-type="float" office:value="0.06" calcext:value-type="float">
            <text:p>0.0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6" calcext:value-type="float">
            <text:p>0.06</text:p>
          </table:table-cell>
          <table:table-cell table:number-columns-repeated="2" table:style-name="ce35" office:value-type="float" office:value="0.07" calcext:value-type="float">
            <text:p>0.07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4" calcext:value-type="float">
            <text:p>0.14</text:p>
          </table:table-cell>
          <table:table-cell table:style-name="ce9" office:value-type="string" calcext:value-type="string">
            <text:p>NominalPossessive</text:p>
          </table:table-cell>
          <table:table-cell table:number-columns-repeated="16307"/>
        </table:table-row>
        <table:table-row table:style-name="ro1">
          <table:table-cell table:style-name="Default" table:number-columns-repeated="3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-0" calcext:value-type="float">
            <text:p>0.00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8" calcext:value-type="float">
            <text:p>0.08</text:p>
          </table:table-cell>
          <table:table-cell table:number-columns-repeated="2" table:style-name="ce35" office:value-type="float" office:value="0.02" calcext:value-type="float">
            <text:p>0.02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5" calcext:value-type="float">
            <text:p>0.05</text:p>
          </table:table-cell>
          <table:table-cell table:style-name="ce9" office:value-type="string" calcext:value-type="string">
            <text:p>ProperNoun</text:p>
          </table:table-cell>
          <table:table-cell table:number-columns-repeated="16307"/>
        </table:table-row>
        <table:table-row table:style-name="ro1">
          <table:table-cell table:style-name="Default" table:number-columns-repeated="4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9" office:value-type="string" calcext:value-type="string">
            <text:p>ProperNounPlusPossessive</text:p>
          </table:table-cell>
          <table:table-cell table:number-columns-repeated="16307"/>
        </table:table-row>
        <table:table-row table:style-name="ro1">
          <table:table-cell table:style-name="Default" table:number-columns-repeated="5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1" calcext:value-type="float">
            <text:p>0.11</text:p>
          </table:table-cell>
          <table:table-cell table:style-name="ce9" office:value-type="string" calcext:value-type="string">
            <text:p>NominalVerbal</text:p>
          </table:table-cell>
          <table:table-cell table:number-columns-repeated="16307"/>
        </table:table-row>
        <table:table-row table:style-name="ro1">
          <table:table-cell table:style-name="Default" table:number-columns-repeated="6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0.43" calcext:value-type="float">
            <text:p>0.43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0.53" calcext:value-type="float">
            <text:p>0.53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61" calcext:value-type="float">
            <text:p>0.61</text:p>
          </table:table-cell>
          <table:table-cell table:style-name="ce35" office:value-type="float" office:value="-0.15" calcext:value-type="float">
            <text:p>-0.15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48" calcext:value-type="float">
            <text:p>0.48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-0" calcext:value-type="float">
            <text:p>0.00</text:p>
          </table:table-cell>
          <table:table-cell table:style-name="ce9" office:value-type="string" calcext:value-type="string">
            <text:p>ProperNounPlusVerbal</text:p>
          </table:table-cell>
          <table:table-cell table:number-columns-repeated="16307"/>
        </table:table-row>
        <table:table-row table:style-name="ro1">
          <table:table-cell table:style-name="Default" table:number-columns-repeated="7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35" calcext:value-type="float">
            <text:p>0.35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43" calcext:value-type="float">
            <text:p>0.4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0.37" calcext:value-type="float">
            <text:p>0.37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9" office:value-type="string" calcext:value-type="string">
            <text:p>Verb</text:p>
          </table:table-cell>
          <table:table-cell table:number-columns-repeated="16307"/>
        </table:table-row>
        <table:table-row table:style-name="ro1">
          <table:table-cell table:style-name="Default" table:number-columns-repeated="8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0.3" calcext:value-type="float">
            <text:p>0.30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3" calcext:value-type="float">
            <text:p>0.30</text:p>
          </table:table-cell>
          <table:table-cell table:style-name="ce35" office:value-type="float" office:value="-0.09" calcext:value-type="float">
            <text:p>-0.09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-0" calcext:value-type="float">
            <text:p>0.00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6" calcext:value-type="float">
            <text:p>0.06</text:p>
          </table:table-cell>
          <table:table-cell table:style-name="ce9" office:value-type="string" calcext:value-type="string">
            <text:p>Adjective</text:p>
          </table:table-cell>
          <table:table-cell table:number-columns-repeated="16307"/>
        </table:table-row>
        <table:table-row table:style-name="ro1">
          <table:table-cell table:style-name="Default" table:number-columns-repeated="9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-0.06" calcext:value-type="float">
            <text:p>-0.0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0.11" calcext:value-type="float">
            <text:p>0.11</text:p>
          </table:table-cell>
          <table:table-cell table:style-name="ce9" office:value-type="string" calcext:value-type="string">
            <text:p>Adverb</text:p>
          </table:table-cell>
          <table:table-cell table:number-columns-repeated="16307"/>
        </table:table-row>
        <table:table-row table:style-name="ro1">
          <table:table-cell table:style-name="Default" table:number-columns-repeated="10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55" calcext:value-type="float">
            <text:p>0.55</text:p>
          </table:table-cell>
          <table:table-cell table:style-name="ce35" office:value-type="float" office:value="-0.15" calcext:value-type="float">
            <text:p>-0.15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36" calcext:value-type="float">
            <text:p>0.3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9" office:value-type="string" calcext:value-type="string">
            <text:p>Interjection</text:p>
          </table:table-cell>
          <table:table-cell table:number-columns-repeated="16307"/>
        </table:table-row>
        <table:table-row table:style-name="ro1">
          <table:table-cell table:style-name="Default" table:number-columns-repeated="11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34" calcext:value-type="float">
            <text:p>0.34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2" calcext:value-type="float">
            <text:p>0.20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03" calcext:value-type="float">
            <text:p>0.03</text:p>
          </table:table-cell>
          <table:table-cell table:style-name="ce9" office:value-type="string" calcext:value-type="string">
            <text:p>Determiner</text:p>
          </table:table-cell>
          <table:table-cell table:number-columns-repeated="16307"/>
        </table:table-row>
        <table:table-row table:style-name="ro1">
          <table:table-cell table:style-name="Default" table:number-columns-repeated="12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1" calcext:value-type="float">
            <text:p>0.10</text:p>
          </table:table-cell>
          <table:table-cell table:style-name="ce35" office:value-type="float" office:value="0.09" calcext:value-type="float">
            <text:p>0.09</text:p>
          </table:table-cell>
          <table:table-cell table:style-name="ce9" office:value-type="string" calcext:value-type="string">
            <text:p>CoordinatingConjunction</text:p>
          </table:table-cell>
          <table:table-cell table:number-columns-repeated="16307"/>
        </table:table-row>
        <table:table-row table:style-name="ro1">
          <table:table-cell table:style-name="Default" table:number-columns-repeated="13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6" calcext:value-type="float">
            <text:p>0.16</text:p>
          </table:table-cell>
          <table:table-cell table:style-name="ce9" office:value-type="string" calcext:value-type="string">
            <text:p>VerbParticle</text:p>
          </table:table-cell>
          <table:table-cell table:number-columns-repeated="16307"/>
        </table:table-row>
        <table:table-row table:style-name="ro1">
          <table:table-cell table:style-name="Default" table:number-columns-repeated="14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-0" calcext:value-type="float">
            <text:p>0.00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-0.01" calcext:value-type="float">
            <text:p>-0.01</text:p>
          </table:table-cell>
          <table:table-cell table:number-columns-repeated="3" table:style-name="ce35" office:value-type="float" office:value="0.01" calcext:value-type="float">
            <text:p>0.01</text:p>
          </table:table-cell>
          <table:table-cell table:style-name="ce35" office:value-type="float" office:value="-0" calcext:value-type="float">
            <text:p>0.00</text:p>
          </table:table-cell>
          <table:table-cell table:style-name="ce9" office:value-type="string" calcext:value-type="string">
            <text:p>ExistentialThere</text:p>
          </table:table-cell>
          <table:table-cell table:number-columns-repeated="16307"/>
        </table:table-row>
        <table:table-row table:style-name="ro1">
          <table:table-cell table:style-name="Default" table:number-columns-repeated="15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-0.16" calcext:value-type="float">
            <text:p>-0.1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-0.02" calcext:value-type="float">
            <text:p>-0.02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9" office:value-type="string" calcext:value-type="string">
            <text:p>ExistentialPlusVerbal</text:p>
          </table:table-cell>
          <table:table-cell table:number-columns-repeated="16307"/>
        </table:table-row>
        <table:table-row table:style-name="ro1">
          <table:table-cell table:style-name="Default" table:number-columns-repeated="16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-0.07" calcext:value-type="float">
            <text:p>-0.07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" calcext:value-type="float">
            <text:p>0.00</text:p>
          </table:table-cell>
          <table:table-cell table:style-name="ce9" office:value-type="string" calcext:value-type="string">
            <text:p>Preposition</text:p>
          </table:table-cell>
          <table:table-cell table:number-columns-repeated="16307"/>
        </table:table-row>
        <table:table-row table:style-name="ro1">
          <table:table-cell table:style-name="Default" table:number-columns-repeated="17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" calcext:value-type="float">
            <text:p>0.00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4" calcext:value-type="float">
            <text:p>0.04</text:p>
          </table:table-cell>
          <table:table-cell table:style-name="ce9" office:value-type="string" calcext:value-type="string">
            <text:p>Hashtag</text:p>
          </table:table-cell>
          <table:table-cell table:number-columns-repeated="16307"/>
        </table:table-row>
        <table:table-row table:style-name="ro1">
          <table:table-cell table:style-name="Default" table:number-columns-repeated="18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08" calcext:value-type="float">
            <text:p>0.08</text:p>
          </table:table-cell>
          <table:table-cell table:number-columns-repeated="2"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9" office:value-type="string" calcext:value-type="string">
            <text:p>Address</text:p>
          </table:table-cell>
          <table:table-cell table:number-columns-repeated="16307"/>
        </table:table-row>
        <table:table-row table:style-name="ro1">
          <table:table-cell table:style-name="Default" table:number-columns-repeated="19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02" calcext:value-type="float">
            <text:p>0.02</text:p>
          </table:table-cell>
          <table:table-cell table:number-columns-repeated="2" table:style-name="ce35" office:value-type="float" office:value="0.05" calcext:value-type="float">
            <text:p>0.05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9" office:value-type="string" calcext:value-type="string">
            <text:p>Emoticon</text:p>
          </table:table-cell>
          <table:table-cell table:number-columns-repeated="16307"/>
        </table:table-row>
        <table:table-row table:style-name="ro1">
          <table:table-cell table:style-name="Default" table:number-columns-repeated="20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08" calcext:value-type="float">
            <text:p>0.08</text:p>
          </table:table-cell>
          <table:table-cell table:style-name="ce9" office:value-type="string" calcext:value-type="string">
            <text:p>AtMention</text:p>
          </table:table-cell>
          <table:table-cell table:number-columns-repeated="16307"/>
        </table:table-row>
        <table:table-row table:style-name="ro1">
          <table:table-cell table:style-name="Default" table:number-columns-repeated="21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06" calcext:value-type="float">
            <text:p>0.06</text:p>
          </table:table-cell>
          <table:table-cell table:style-name="ce9" office:value-type="string" calcext:value-type="string">
            <text:p>Continuation</text:p>
          </table:table-cell>
          <table:table-cell table:number-columns-repeated="16307"/>
        </table:table-row>
        <table:table-row table:style-name="ro1">
          <table:table-cell table:style-name="Default" table:number-columns-repeated="22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9" office:value-type="string" calcext:value-type="string">
            <text:p>Numeral</text:p>
          </table:table-cell>
          <table:table-cell table:number-columns-repeated="16307"/>
        </table:table-row>
        <table:table-row table:style-name="ro1">
          <table:table-cell table:style-name="Default" table:number-columns-repeated="23"/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05" calcext:value-type="float">
            <text:p>0.05</text:p>
          </table:table-cell>
          <table:table-cell table:style-name="ce9" office:value-type="string" calcext:value-type="string">
            <text:p>Punctuation</text:p>
          </table:table-cell>
          <table:table-cell table:number-columns-repeated="16307"/>
        </table:table-row>
        <table:table-row table:style-name="ro1">
          <table:table-cell table:style-name="Default" table:number-columns-repeated="24"/>
          <table:table-cell table:style-name="ce35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style-name="Default" table:number-columns-repeated="25"/>
          <table:table-cell table:number-columns-repeated="16308"/>
        </table:table-row>
        <table:table-row table:style-name="ro1" table:number-rows-repeated="1048548">
          <table:table-cell table:number-columns-repeated="16333"/>
        </table:table-row>
        <table:table-row table:style-name="ro1">
          <table:table-cell table:number-columns-repeated="16333"/>
        </table:table-row>
        <calcext:conditional-formats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80" calcext:value="between(-0.9,-0.8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80" calcext:value="between(0.81,0.9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70" calcext:value="between(0.71,0.8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60" calcext:value="between(0.61,0.7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50" calcext:value="between(0.51,0.6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90" calcext:value="between(-0.99,-0.9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-AXIS" calcext:value="=1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90" calcext:value="between(0.91,0.99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70" calcext:value="between(-0.8,-0.7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60" calcext:value="between(-0.7,-0.6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50" calcext:value="between(-0.6,-0.51)" calcext:base-cell-address="POS.A2"/>
          </calcext:conditional-format>
        </calcext:conditional-formats>
      </table:table>
      <table:table table:name="ALL" table:style-name="ta1">
        <table:table-column table:style-name="co6" table:number-columns-repeated="74" table:default-cell-style-name="ce42"/>
        <table:table-column table:style-name="co7" table:default-cell-style-name="ce42"/>
        <table:table-column table:style-name="co8" table:number-columns-repeated="16307" table:default-cell-style-name="ce42"/>
        <table:table-column table:style-name="co8" table:number-columns-repeated="2"/>
        <table:table-row table:style-name="ro4">
          <table:table-cell table:style-name="ce39" office:value-type="string" calcext:value-type="string" table:number-columns-spanned="10" table:number-rows-spanned="1">
            <text:p>Sentiment &amp; Emotion (EMO)</text:p>
          </table:table-cell>
          <table:covered-table-cell table:number-columns-repeated="9" table:style-name="ce59"/>
          <table:table-cell table:style-name="ce44" office:value-type="string" calcext:value-type="string" table:number-columns-spanned="31" table:number-rows-spanned="1">
            <text:p>Six Americas Survey Questions <text:s/>(QST)</text:p>
          </table:table-cell>
          <table:covered-table-cell table:number-columns-repeated="30" table:style-name="ce59"/>
          <table:table-cell table:style-name="ce46" office:value-type="string" calcext:value-type="string" table:number-columns-spanned="8" table:number-rows-spanned="1">
            <text:p>Ontology (ONT)</text:p>
          </table:table-cell>
          <table:covered-table-cell table:number-columns-repeated="7" table:style-name="ce59"/>
          <table:table-cell table:style-name="ce48" office:value-type="string" calcext:value-type="string" table:number-columns-spanned="24" table:number-rows-spanned="1">
            <text:p>Parts of Speech (POS)</text:p>
          </table:table-cell>
          <table:covered-table-cell table:number-columns-repeated="23" table:style-name="ce59"/>
          <table:table-cell table:style-name="ce50" office:value-type="string" calcext:value-type="string">
            <text:p>Cnt</text:p>
          </table:table-cell>
          <table:table-cell table:style-name="ce59" table:number-columns-repeated="16308"/>
        </table:table-row>
        <table:table-row table:style-name="ro1"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63" calcext:value-type="float">
            <text:p>0.6</text:p>
          </table:table-cell>
          <table:table-cell table:style-name="ce40" office:value-type="float" office:value="0.51" calcext:value-type="float">
            <text:p>0.5</text:p>
          </table:table-cell>
          <table:table-cell table:style-name="ce40" office:value-type="float" office:value="0.16" calcext:value-type="float">
            <text:p>0.2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0.32" calcext:value-type="float">
            <text:p>0.3</text:p>
          </table:table-cell>
          <table:table-cell table:style-name="ce40" office:value-type="float" office:value="0.15" calcext:value-type="float">
            <text:p>0.2</text:p>
          </table:table-cell>
          <table:table-cell table:style-name="ce40" office:value-type="float" office:value="0.64" calcext:value-type="float">
            <text:p>0.6</text:p>
          </table:table-cell>
          <table:table-cell table:style-name="ce40" office:value-type="float" office:value="0.15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4"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51" office:value-type="string" calcext:value-type="string" table:number-columns-spanned="1" table:number-rows-spanned="10">
            <text:p>Sentiment &amp; Emotion</text:p>
            <text:p>(EMO)</text:p>
          </table:table-cell>
          <table:table-cell table:number-columns-repeated="16307"/>
        </table:table-row>
        <table:table-row table:style-name="ro1">
          <table:table-cell table:style-name="ce40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18" calcext:value-type="float">
            <text:p>0.2</text:p>
          </table:table-cell>
          <table:table-cell table:style-name="ce40" office:value-type="float" office:value="0.46" calcext:value-type="float">
            <text:p>0.5</text:p>
          </table:table-cell>
          <table:table-cell table:style-name="ce40" office:value-type="float" office:value="0.14" calcext:value-type="float">
            <text:p>0.1</text:p>
          </table:table-cell>
          <table:table-cell table:style-name="ce40" office:value-type="float" office:value="0.35" calcext:value-type="float">
            <text:p>0.4</text:p>
          </table:table-cell>
          <table:table-cell table:style-name="ce40" office:value-type="float" office:value="0.37" calcext:value-type="float">
            <text:p>0.4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38" calcext:value-type="float">
            <text:p>0.4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2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38" calcext:value-type="float">
            <text:p>0.4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51" calcext:value-type="float">
            <text:p>0.5</text:p>
          </table:table-cell>
          <table:table-cell table:style-name="ce40" office:value-type="float" office:value="0.26" calcext:value-type="float">
            <text:p>0.3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57" calcext:value-type="float">
            <text:p>0.6</text:p>
          </table:table-cell>
          <table:table-cell table:style-name="ce40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4"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7"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3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09" calcext:value-type="float">
            <text:p>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11" calcext:value-type="float">
            <text:p>0.1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2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32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7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21" calcext:value-type="float">
            <text:p>0.2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22" calcext:value-type="float">
            <text:p>0.2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4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1" calcext:value-type="float">
            <text:p>0.1</text:p>
          </table:table-cell>
          <table:table-cell table:style-name="ce40" office:value-type="float" office:value="0.36" calcext:value-type="float">
            <text:p>0.4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4" calcext:value-type="float">
            <text:p>0.1</text:p>
          </table:table-cell>
          <table:table-cell table:style-name="ce40" office:value-type="float" office:value="0.59" calcext:value-type="float">
            <text:p>0.6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5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67" calcext:value-type="float">
            <text:p>0.7</text:p>
          </table:table-cell>
          <table:table-cell table:style-name="ce40" office:value-type="float" office:value="0.1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number-columns-repeated="2" table:style-name="ce41" office:value-type="float" office:value="-0.05" calcext:value-type="float">
            <text:p>-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6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26" calcext:value-type="float">
            <text:p>0.3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23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7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66" calcext:value-type="float">
            <text:p>0.7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4"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35" calcext:value-type="float">
            <text:p>0.4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34" calcext:value-type="float">
            <text:p>0.3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7" calcext:value-type="float">
            <text:p>0.3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8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7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3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3"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39" calcext:value-type="float">
            <text:p>0.4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33" calcext:value-type="float">
            <text:p>0.3</text:p>
          </table:table-cell>
          <table:table-cell table:style-name="ce41" office:value-type="float" office:value="0.26" calcext:value-type="float">
            <text:p>0.3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29" calcext:value-type="float">
            <text:p>0.3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26" calcext:value-type="float">
            <text:p>0.3</text:p>
          </table:table-cell>
          <table:table-cell table:number-columns-repeated="2" table:style-name="ce41" office:value-type="float" office:value="-0.08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31" calcext:value-type="float">
            <text:p>0.3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0" table:number-columns-repeated="9"/>
          <table:table-cell table:style-name="ce40" office:value-type="float" office:value="1" calcext:value-type="float">
            <text:p>1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3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46" calcext:value-type="float">
            <text:p>0.5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41" calcext:value-type="float">
            <text:p>0.4</text:p>
          </table:table-cell>
          <table:table-cell table:style-name="ce41" office:value-type="float" office:value="0.32" calcext:value-type="float">
            <text:p>0.3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38" calcext:value-type="float">
            <text:p>0.4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29" calcext:value-type="float">
            <text:p>0.3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covered-table-cell table:style-name="ce52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number-columns-repeated="2" table:style-name="ce45" office:value-type="float" office:value="0.73" calcext:value-type="float">
            <text:p>0.7</text:p>
          </table:table-cell>
          <table:table-cell table:style-name="ce45" office:value-type="float" office:value="0.39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81" calcext:value-type="float">
            <text:p>0.8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72" calcext:value-type="float">
            <text:p>0.7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79" calcext:value-type="float">
            <text:p>0.8</text:p>
          </table:table-cell>
          <table:table-cell table:style-name="ce53" office:value-type="string" calcext:value-type="string" table:number-columns-spanned="1" table:number-rows-spanned="31">
            <text:p>Six Americas Survey Questions</text:p>
            <text:p> (QST)</text:p>
          </table:table-cell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46" calcext:value-type="float">
            <text:p>0.5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68" calcext:value-type="float">
            <text:p>0.7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62" calcext:value-type="float">
            <text:p>0.6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41" calcext:value-type="float">
            <text:p>0.4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83" calcext:value-type="float">
            <text:p>0.8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16" calcext:value-type="float">
            <text:p>0.2</text:p>
          </table:table-cell>
          <table:table-cell table:number-columns-repeated="2" table:style-name="ce45" office:value-type="float" office:value="0.03" calcext:value-type="float">
            <text:p>0.0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92" calcext:value-type="float">
            <text:p>0.9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31" calcext:value-type="float">
            <text:p>0.3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59" calcext:value-type="float">
            <text:p>0.6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89" calcext:value-type="float">
            <text:p>0.9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89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57" calcext:value-type="float">
            <text:p>0.6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" calcext:value-type="float">
            <text:p>0.0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7" calcext:value-type="float">
            <text:p>0.3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64" calcext:value-type="float">
            <text:p>0.6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3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68" calcext:value-type="float">
            <text:p>0.7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94" calcext:value-type="float">
            <text:p>0.9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62" calcext:value-type="float">
            <text:p>0.6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95" calcext:value-type="float">
            <text:p>1.0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89" calcext:value-type="float">
            <text:p>0.9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76" calcext:value-type="float">
            <text:p>0.8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9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33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68" calcext:value-type="float">
            <text:p>0.7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0.75" calcext:value-type="float">
            <text:p>0.8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92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31" calcext:value-type="float">
            <text:p>0.3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34" calcext:value-type="float">
            <text:p>0.3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5" calcext:value-type="float">
            <text:p>0.3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1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94" calcext:value-type="float">
            <text:p>0.9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33" calcext:value-type="float">
            <text:p>0.3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85" calcext:value-type="float">
            <text:p>0.9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81" calcext:value-type="float">
            <text:p>0.8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8" calcext:value-type="float">
            <text:p>0.8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46" calcext:value-type="float">
            <text:p>0.5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57" calcext:value-type="float">
            <text:p>0.6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43" calcext:value-type="float">
            <text:p>0.4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5" calcext:value-type="float">
            <text:p>0.5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33" calcext:value-type="float">
            <text:p>0.3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32" calcext:value-type="float">
            <text:p>0.3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47" calcext:value-type="float">
            <text:p>0.5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22" calcext:value-type="float">
            <text:p>0.2</text:p>
          </table:table-cell>
          <table:table-cell table:number-columns-repeated="3" table:style-name="ce45" office:value-type="float" office:value="0.1" calcext:value-type="float">
            <text:p>0.1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63" calcext:value-type="float">
            <text:p>0.6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77" calcext:value-type="float">
            <text:p>0.8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49" calcext:value-type="float">
            <text:p>0.5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1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86" calcext:value-type="float">
            <text:p>0.9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-0" calcext:value-type="float">
            <text:p>0.0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83" calcext:value-type="float">
            <text:p>0.8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73" calcext:value-type="float">
            <text:p>0.7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86" calcext:value-type="float">
            <text:p>0.9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5" calcext:value-type="float">
            <text:p>0.8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87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1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5" calcext:value-type="float">
            <text:p>0.5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8" calcext:value-type="float">
            <text:p>0.8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94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33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72" calcext:value-type="float">
            <text:p>0.7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13" calcext:value-type="float">
            <text:p>0.1</text:p>
          </table:table-cell>
          <table:table-cell table:number-columns-repeated="2" table:style-name="ce45" office:value-type="float" office:value="0.04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52" calcext:value-type="float">
            <text:p>0.5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83" calcext:value-type="float">
            <text:p>0.8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8" calcext:value-type="float">
            <text:p>0.8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53" calcext:value-type="float">
            <text:p>0.5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6" calcext:value-type="float">
            <text:p>0.6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2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7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33" calcext:value-type="float">
            <text:p>0.3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10"/>
          <table:table-cell table:style-name="ce45" table:number-columns-repeated="30"/>
          <table:table-cell table:style-name="ce45" office:value-type="float" office:value="1" calcext:value-type="float">
            <text:p>1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72" calcext:value-type="float">
            <text:p>0.7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11" calcext:value-type="float">
            <text:p>0.1</text:p>
          </table:table-cell>
          <table:table-cell table:style-name="ce47" office:value-type="float" office:value="0.23" calcext:value-type="float">
            <text:p>0.2</text:p>
          </table:table-cell>
          <table:table-cell table:style-name="ce47" office:value-type="float" office:value="0.04" calcext:value-type="float">
            <text:p>0.0</text:p>
          </table:table-cell>
          <table:table-cell table:style-name="ce47" office:value-type="float" office:value="0.6" calcext:value-type="float">
            <text:p>0.6</text:p>
          </table:table-cell>
          <table:table-cell table:style-name="ce47" office:value-type="float" office:value="0.12" calcext:value-type="float">
            <text:p>0.1</text:p>
          </table:table-cell>
          <table:table-cell table:style-name="ce47" office:value-type="float" office:value="0.09" calcext:value-type="float">
            <text:p>0.1</text:p>
          </table:table-cell>
          <table:table-cell table:style-name="ce47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number-columns-repeated="2" table:style-name="ce41" office:value-type="float" office:value="0.13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55" office:value-type="string" calcext:value-type="string" table:number-columns-spanned="1" table:number-rows-spanned="8">
            <text:p>Ontology</text:p>
            <text:p>(ONT)</text:p>
          </table:table-cell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/>
          <table:table-cell table:style-name="ce47" office:value-type="float" office:value="1" calcext:value-type="float">
            <text:p>1.0</text:p>
          </table:table-cell>
          <table:table-cell table:number-columns-repeated="2" table:style-name="ce47" office:value-type="float" office:value="0.01" calcext:value-type="float">
            <text:p>0.0</text:p>
          </table:table-cell>
          <table:table-cell table:style-name="ce47" office:value-type="float" office:value="0.07" calcext:value-type="float">
            <text:p>0.1</text:p>
          </table:table-cell>
          <table:table-cell table:style-name="ce47" office:value-type="float" office:value="0.73" calcext:value-type="float">
            <text:p>0.7</text:p>
          </table:table-cell>
          <table:table-cell table:number-columns-repeated="2" table:style-name="ce47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2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2" calcext:value-type="float">
            <text:p>0.0</text:p>
          </table:table-cell>
          <table:table-cell table:style-name="ce47" office:value-type="float" office:value="0.18" calcext:value-type="float">
            <text:p>0.2</text:p>
          </table:table-cell>
          <table:table-cell table:style-name="ce47" office:value-type="float" office:value="0.03" calcext:value-type="float">
            <text:p>0.0</text:p>
          </table:table-cell>
          <table:table-cell table:style-name="ce47" office:value-type="float" office:value="0.49" calcext:value-type="float">
            <text:p>0.5</text:p>
          </table:table-cell>
          <table:table-cell table:style-name="ce47" office:value-type="float" office:value="0.03" calcext:value-type="float">
            <text:p>0.0</text:p>
          </table:table-cell>
          <table:table-cell table:number-columns-repeated="2" table:style-name="ce41" office:value-type="float" office:value="0.1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3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5" calcext:value-type="float">
            <text:p>0.1</text:p>
          </table:table-cell>
          <table:table-cell table:style-name="ce47" office:value-type="float" office:value="0.03" calcext:value-type="float">
            <text:p>0.0</text:p>
          </table:table-cell>
          <table:table-cell table:style-name="ce47" office:value-type="float" office:value="-0.01" calcext:value-type="float">
            <text:p>0.0</text:p>
          </table:table-cell>
          <table:table-cell table:style-name="ce47" office:value-type="float" office:value="0.84" calcext:value-type="float">
            <text:p>0.8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4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7" calcext:value-type="float">
            <text:p>0.1</text:p>
          </table:table-cell>
          <table:table-cell table:number-columns-repeated="2" table:style-name="ce47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number-columns-repeated="2"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2"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5"/>
          <table:table-cell table:style-name="ce47" office:value-type="float" office:value="1" calcext:value-type="float">
            <text:p>1.0</text:p>
          </table:table-cell>
          <table:table-cell table:number-columns-repeated="2" table:style-name="ce47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6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1"/>
          <table:table-cell table:style-name="ce47" table:number-columns-repeated="7"/>
          <table:table-cell table:style-name="ce47" office:value-type="float" office:value="1" calcext:value-type="float">
            <text:p>1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56" calcext:value-type="float">
            <text:p>0.6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0.24" calcext:value-type="float">
            <text:p>0.2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56" calcext:value-type="float">
            <text:p>0.6</text:p>
          </table:table-cell>
          <table:table-cell table:style-name="ce49" office:value-type="float" office:value="0.36" calcext:value-type="float">
            <text:p>0.4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65" calcext:value-type="float">
            <text:p>0.7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27" calcext:value-type="float">
            <text:p>0.3</text:p>
          </table:table-cell>
          <table:table-cell table:style-name="ce49" office:value-type="float" office:value="0.51" calcext:value-type="float">
            <text:p>0.5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56" office:value-type="string" calcext:value-type="string" table:number-columns-spanned="1" table:number-rows-spanned="24">
            <text:p>Parts of Speech</text:p>
            <text:p>(POS)</text:p>
          </table:table-cell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/>
          <table:table-cell table:style-name="ce49" office:value-type="float" office:value="1" calcext:value-type="float">
            <text:p>1.0</text:p>
          </table:table-cell>
          <table:table-cell table:number-columns-repeated="2" table:style-name="ce49" office:value-type="float" office:value="0.04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5" calcext:value-type="float">
            <text:p>0.5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33" calcext:value-type="float">
            <text:p>0.3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31" calcext:value-type="float">
            <text:p>0.3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-0.08" calcext:value-type="float">
            <text:p>-0.1</text:p>
          </table:table-cell>
          <table:table-cell table:style-name="ce49" office:value-type="float" office:value="-0.11" calcext:value-type="float">
            <text:p>-0.1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28" calcext:value-type="float">
            <text:p>0.3</text:p>
          </table:table-cell>
          <table:table-cell table:number-columns-repeated="2" table:style-name="ce49" office:value-type="float" office:value="0.04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number-columns-repeated="2" table:style-name="ce49" office:value-type="float" office:value="0.06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number-columns-repeated="2" table:style-name="ce49" office:value-type="float" office:value="0.07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number-columns-repeated="2" table:style-name="ce49" office:value-type="float" office:value="0.02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25" calcext:value-type="float">
            <text:p>0.3</text:p>
          </table:table-cell>
          <table:table-cell table:style-name="ce49" office:value-type="float" office:value="0.24" calcext:value-type="float">
            <text:p>0.2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4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5" calcext:value-type="float">
            <text:p>0.2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5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6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38" calcext:value-type="float">
            <text:p>0.4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53" calcext:value-type="float">
            <text:p>0.5</text:p>
          </table:table-cell>
          <table:table-cell table:style-name="ce49" office:value-type="float" office:value="0.39" calcext:value-type="float">
            <text:p>0.4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61" calcext:value-type="float">
            <text:p>0.6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48" calcext:value-type="float">
            <text:p>0.5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7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35" calcext:value-type="float">
            <text:p>0.4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-0.13" calcext:value-type="float">
            <text:p>-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37" calcext:value-type="float">
            <text:p>0.4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8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0.27" calcext:value-type="float">
            <text:p>0.3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-0.09" calcext:value-type="float">
            <text:p>-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-0.06" calcext:value-type="float">
            <text:p>-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0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32" calcext:value-type="float">
            <text:p>0.3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55" calcext:value-type="float">
            <text:p>0.6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36" calcext:value-type="float">
            <text:p>0.4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1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0.34" calcext:value-type="float">
            <text:p>0.3</text:p>
          </table:table-cell>
          <table:table-cell table:style-name="ce49" office:value-type="float" office:value="-0.08" calcext:value-type="float">
            <text:p>-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31" calcext:value-type="float">
            <text:p>0.3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16" calcext:value-type="float">
            <text:p>0.2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4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number-columns-repeated="3" table:style-name="ce49" office:value-type="float" office:value="0.01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5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16" calcext:value-type="float">
            <text:p>-0.2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39" calcext:value-type="float">
            <text:p>0.4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-0.03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6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.07" calcext:value-type="float">
            <text:p>-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7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8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number-columns-repeated="2" table:style-name="ce49" office:value-type="float" office:value="0.02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1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number-columns-repeated="2" table:style-name="ce49" office:value-type="float" office:value="0.05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20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08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21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2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49"/>
          <table:table-cell table:style-name="ce49" table:number-columns-repeated="2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5" calcext:value-type="float">
            <text:p>0.1</text:p>
          </table:table-cell>
          <table:covered-table-cell table:style-name="ce54"/>
          <table:table-cell table:number-columns-repeated="16307"/>
        </table:table-row>
        <table:table-row table:style-name="ro1">
          <table:table-cell table:style-name="ce41" table:number-columns-repeated="73"/>
          <table:table-cell table:style-name="ce41" office:value-type="float" office:value="1" calcext:value-type="float">
            <text:p>1.0</text:p>
          </table:table-cell>
          <table:table-cell table:style-name="ce57" office:value-type="string" calcext:value-type="string">
            <text:p>Count</text:p>
          </table:table-cell>
          <table:table-cell table:number-columns-repeated="16307"/>
        </table:table-row>
        <table:table-row table:style-name="ro1" table:number-rows-repeated="1048500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ALL.A2:ALL.BV75">
            <calcext:condition calcext:apply-style-name="PCA80" calcext:value="between(-0.9,-0.81)" calcext:base-cell-address="ALL.A2"/>
          </calcext:conditional-format>
          <calcext:conditional-format calcext:target-range-address="ALL.A2:ALL.BV75">
            <calcext:condition calcext:apply-style-name="PCA80" calcext:value="between(0.81,0.9)" calcext:base-cell-address="ALL.A2"/>
          </calcext:conditional-format>
          <calcext:conditional-format calcext:target-range-address="ALL.A2:ALL.BV75">
            <calcext:condition calcext:apply-style-name="PCA70" calcext:value="between(0.71,0.8)" calcext:base-cell-address="ALL.A2"/>
          </calcext:conditional-format>
          <calcext:conditional-format calcext:target-range-address="ALL.A2:ALL.BV75">
            <calcext:condition calcext:apply-style-name="PCA60" calcext:value="between(0.61,0.7)" calcext:base-cell-address="ALL.A2"/>
          </calcext:conditional-format>
          <calcext:conditional-format calcext:target-range-address="ALL.A2:ALL.BV75">
            <calcext:condition calcext:apply-style-name="PCA50" calcext:value="between(0.51,0.6)" calcext:base-cell-address="ALL.A2"/>
          </calcext:conditional-format>
          <calcext:conditional-format calcext:target-range-address="ALL.A2:ALL.BV75">
            <calcext:condition calcext:apply-style-name="PCA90" calcext:value="between(-0.99,-0.91)" calcext:base-cell-address="ALL.A2"/>
          </calcext:conditional-format>
          <calcext:conditional-format calcext:target-range-address="ALL.A2:ALL.BV75">
            <calcext:condition calcext:apply-style-name="PCA-AXIS" calcext:value="=1" calcext:base-cell-address="ALL.A2"/>
          </calcext:conditional-format>
          <calcext:conditional-format calcext:target-range-address="ALL.A2:ALL.BV75">
            <calcext:condition calcext:apply-style-name="PCA90" calcext:value="between(0.91,0.99)" calcext:base-cell-address="ALL.A2"/>
          </calcext:conditional-format>
          <calcext:conditional-format calcext:target-range-address="ALL.A2:ALL.BV75">
            <calcext:condition calcext:apply-style-name="PCA70" calcext:value="between(-0.8,-0.71)" calcext:base-cell-address="ALL.A2"/>
          </calcext:conditional-format>
          <calcext:conditional-format calcext:target-range-address="ALL.A2:ALL.BV75">
            <calcext:condition calcext:apply-style-name="PCA60" calcext:value="between(-0.7,-0.61)" calcext:base-cell-address="ALL.A2"/>
          </calcext:conditional-format>
          <calcext:conditional-format calcext:target-range-address="ALL.A2:ALL.BV75">
            <calcext:condition calcext:apply-style-name="PCA50" calcext:value="between(-0.6,-0.51)" calcext:base-cell-address="ALL.A2"/>
          </calcext:conditional-format>
          <calcext:conditional-format calcext:target-range-address="ALL.A2:ALL.J11">
            <calcext:condition calcext:apply-style-name="PCA-EMO" calcext:value="between(0.01,0.5)" calcext:base-cell-address="ALL.A2"/>
          </calcext:conditional-format>
          <calcext:conditional-format calcext:target-range-address="ALL.K12:ALL.AO42">
            <calcext:condition calcext:apply-style-name="PCA-QST" calcext:value="between(0.01,0.5)" calcext:base-cell-address="ALL.K12"/>
          </calcext:conditional-format>
          <calcext:conditional-format calcext:target-range-address="ALL.AP43:ALL.AW50">
            <calcext:condition calcext:apply-style-name="PCA-ONT" calcext:value="between(0.01,0.5)" calcext:base-cell-address="ALL.AP43"/>
          </calcext:conditional-format>
          <calcext:conditional-format calcext:target-range-address="ALL.AX51:ALL.BV74">
            <calcext:condition calcext:apply-style-name="PCA-POS" calcext:value="between(0.01,0.5)" calcext:base-cell-address="ALL.AX51"/>
            <calcext:condition calcext:apply-style-name="PCA-POS" calcext:value="between(-0.5,-0.001)" calcext:base-cell-address="ALL.AX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8b0000"/>
    </style:style>
    <style:style style:name="Untitled3" style:family="table-cell" style:parent-style-name="Default">
      <style:table-cell-properties fo:background-color="#8b0000"/>
    </style:style>
    <style:style style:name="Untitled4" style:family="table-cell" style:parent-style-name="Default">
      <style:table-cell-properties fo:background-color="#b22222"/>
    </style:style>
    <style:style style:name="Untitled5" style:family="table-cell" style:parent-style-name="Default">
      <style:table-cell-properties fo:background-color="#dc143c"/>
    </style:style>
    <style:style style:name="Untitled6" style:family="table-cell" style:parent-style-name="Default">
      <style:table-cell-properties fo:background-color="#cd5c5c"/>
    </style:style>
    <style:style style:name="Untitled7" style:family="table-cell" style:parent-style-name="Default">
      <style:table-cell-properties fo:background-color="#f08080"/>
    </style:style>
    <style:style style:name="PCA90" style:family="table-cell" style:parent-style-name="Default">
      <style:table-cell-properties fo:background-color="#d83a23"/>
    </style:style>
    <style:style style:name="PCA80" style:family="table-cell" style:parent-style-name="Default">
      <style:table-cell-properties fo:background-color="#ce472d"/>
    </style:style>
    <style:style style:name="PCA70" style:family="table-cell" style:parent-style-name="Default">
      <style:table-cell-properties fo:background-color="#c45139"/>
    </style:style>
    <style:style style:name="PCA60" style:family="table-cell" style:parent-style-name="Default">
      <style:table-cell-properties fo:background-color="#b95a43"/>
    </style:style>
    <style:style style:name="PCA50" style:family="table-cell" style:parent-style-name="Default">
      <style:table-cell-properties fo:background-color="#ad614e"/>
    </style:style>
    <style:style style:name="PCA40" style:family="table-cell" style:parent-style-name="Default">
      <style:table-cell-properties fo:background-color="#a26758"/>
    </style:style>
    <style:style style:name="PCA30" style:family="table-cell" style:parent-style-name="Default">
      <style:table-cell-properties fo:background-color="#946d63"/>
    </style:style>
    <style:style style:name="PCA20" style:family="table-cell" style:parent-style-name="Default">
      <style:table-cell-properties fo:background-color="#86736d"/>
    </style:style>
    <style:style style:name="PCA-AXIS" style:family="table-cell" style:parent-style-name="Default">
      <style:table-cell-properties fo:background-color="#474747"/>
    </style:style>
    <style:style style:name="PCA-EMO" style:family="table-cell" style:parent-style-name="Default">
      <style:table-cell-properties fo:background-color="#7c9a52"/>
    </style:style>
    <style:style style:name="PCA-QST" style:family="table-cell" style:parent-style-name="Default">
      <style:table-cell-properties fo:background-color="#e5c17d"/>
    </style:style>
    <style:style style:name="PCA-ONT" style:family="table-cell" style:parent-style-name="Default">
      <style:table-cell-properties fo:background-color="#87afdf"/>
    </style:style>
    <style:style style:name="PCA-POS" style:family="table-cell" style:parent-style-name="Default">
      <style:table-cell-properties fo:background-color="#82709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07:16.838425647</meta:creation-date>
    <dc:date>2023-03-20T10:13:53.027479528</dc:date>
    <meta:editing-duration>PT5H48M51S</meta:editing-duration>
    <meta:editing-cycles>50</meta:editing-cycles>
    <meta:generator>LibreOffice/7.4.4.2$Linux_X86_64 LibreOffice_project/40$Build-2</meta:generator>
    <meta:document-statistic meta:table-count="6" meta:cell-count="9530" meta:object-count="0"/>
  </office:meta>
</office:document-meta>
</file>